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600000115AD4C296C.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n" fo:country="US"/>
    </style:style>
    <style:style style:name="P2" style:family="paragraph" style:parent-style-name="Standard">
      <style:text-properties fo:language="en" fo:country="US" officeooo:rsid="039ae4e1" officeooo:paragraph-rsid="039ae4e1"/>
    </style:style>
    <style:style style:name="P3" style:family="paragraph" style:parent-style-name="Standard">
      <style:text-properties fo:language="en" fo:country="US" officeooo:rsid="001ea2f5"/>
    </style:style>
    <style:style style:name="P4" style:family="paragraph" style:parent-style-name="Standard">
      <style:text-properties officeooo:paragraph-rsid="048b2d9f"/>
    </style:style>
    <style:style style:name="P5" style:family="paragraph" style:parent-style-name="Standard">
      <style:text-properties officeooo:paragraph-rsid="048e6bb8"/>
    </style:style>
    <style:style style:name="P6" style:family="paragraph" style:parent-style-name="Standard">
      <style:text-properties officeooo:paragraph-rsid="04907605"/>
    </style:style>
    <style:style style:name="P7" style:family="paragraph" style:parent-style-name="Footer">
      <style:paragraph-properties fo:text-align="center" style:justify-single-word="false"/>
      <style:text-properties fo:language="en" fo:country="US"/>
    </style:style>
    <style:style style:name="P8" style:family="paragraph" style:parent-style-name="Text_20_body">
      <style:text-properties fo:language="en" fo:country="US" officeooo:rsid="00ba38af" officeooo:paragraph-rsid="00ba38af"/>
    </style:style>
    <style:style style:name="P9" style:family="paragraph" style:parent-style-name="Heading">
      <style:text-properties fo:language="en" fo:country="US" officeooo:rsid="00ba38af" officeooo:paragraph-rsid="0195a902"/>
    </style:style>
    <style:style style:name="P10" style:family="paragraph" style:parent-style-name="Standard">
      <style:text-properties fo:language="en" fo:country="US" officeooo:rsid="048a1a31" officeooo:paragraph-rsid="048a1a31"/>
    </style:style>
    <style:style style:name="P11" style:family="paragraph" style:parent-style-name="Standard">
      <style:text-properties fo:language="en" fo:country="US" officeooo:rsid="048ab66b" officeooo:paragraph-rsid="048ab66b"/>
    </style:style>
    <style:style style:name="P12" style:family="paragraph" style:parent-style-name="Standard">
      <style:text-properties fo:language="en" fo:country="US" officeooo:rsid="04936750" officeooo:paragraph-rsid="0493c344"/>
    </style:style>
    <style:style style:name="P13" style:family="paragraph" style:parent-style-name="Standard">
      <style:text-properties fo:language="en" fo:country="US" officeooo:rsid="048e6bb8" officeooo:paragraph-rsid="0495b9a7"/>
    </style:style>
    <style:style style:name="P14" style:family="paragraph" style:parent-style-name="Standard">
      <style:text-properties fo:language="en" fo:country="US" officeooo:rsid="048e6bb8" officeooo:paragraph-rsid="0496e12b"/>
    </style:style>
    <style:style style:name="P15" style:family="paragraph" style:parent-style-name="Standard">
      <style:text-properties fo:language="en" fo:country="US" officeooo:rsid="048e6bb8" officeooo:paragraph-rsid="049c7bab"/>
    </style:style>
    <style:style style:name="P16" style:family="paragraph" style:parent-style-name="Standard">
      <style:text-properties fo:language="en" fo:country="US" officeooo:rsid="048e6bb8" officeooo:paragraph-rsid="049cf47f"/>
    </style:style>
    <style:style style:name="P17" style:family="paragraph" style:parent-style-name="Standard">
      <style:text-properties fo:language="en" fo:country="US" officeooo:rsid="048e6bb8" officeooo:paragraph-rsid="04a01365"/>
    </style:style>
    <style:style style:name="P18" style:family="paragraph" style:parent-style-name="Standard">
      <style:text-properties fo:language="en" fo:country="US" officeooo:rsid="048e6bb8" officeooo:paragraph-rsid="04a043be"/>
    </style:style>
    <style:style style:name="P19" style:family="paragraph" style:parent-style-name="Standard">
      <style:text-properties fo:language="en" fo:country="US" officeooo:rsid="04907605" officeooo:paragraph-rsid="04907605"/>
    </style:style>
    <style:style style:name="P20" style:family="paragraph" style:parent-style-name="Standard">
      <style:text-properties fo:language="en" fo:country="US" officeooo:rsid="048f16ba" officeooo:paragraph-rsid="048e6bb8"/>
    </style:style>
    <style:style style:name="P21" style:family="paragraph" style:parent-style-name="Standard">
      <style:text-properties fo:language="en" fo:country="US" officeooo:rsid="048f16ba" officeooo:paragraph-rsid="048f16ba"/>
    </style:style>
    <style:style style:name="P22" style:family="paragraph" style:parent-style-name="Standard">
      <style:text-properties fo:language="en" fo:country="US" officeooo:rsid="048f39fd" officeooo:paragraph-rsid="048f39fd"/>
    </style:style>
    <style:style style:name="P23" style:family="paragraph" style:parent-style-name="Standard">
      <style:text-properties fo:language="en" fo:country="US" officeooo:rsid="048b2d9f" officeooo:paragraph-rsid="048b2d9f"/>
    </style:style>
    <style:style style:name="P24" style:family="paragraph" style:parent-style-name="Standard" style:list-style-name="L1">
      <style:text-properties fo:language="en" fo:country="US" officeooo:rsid="048cfb68" officeooo:paragraph-rsid="048b2d9f"/>
    </style:style>
    <style:style style:name="P25" style:family="paragraph" style:parent-style-name="Standard" style:list-style-name="L1">
      <style:text-properties fo:language="en" fo:country="US" officeooo:rsid="048cfb68" officeooo:paragraph-rsid="048cfb68"/>
    </style:style>
    <style:style style:name="P26" style:family="paragraph" style:parent-style-name="Standard">
      <style:text-properties fo:language="en" fo:country="US" officeooo:rsid="047cdcfb" officeooo:paragraph-rsid="0491ccee"/>
    </style:style>
    <style:style style:name="P27" style:family="paragraph" style:parent-style-name="Standard">
      <style:text-properties fo:language="en" fo:country="US" officeooo:rsid="047cdcfb" officeooo:paragraph-rsid="0495e1fe"/>
    </style:style>
    <style:style style:name="P28" style:family="paragraph" style:parent-style-name="Standard">
      <style:text-properties fo:language="en" fo:country="US" officeooo:rsid="047cdcfb" officeooo:paragraph-rsid="04b196a5"/>
    </style:style>
    <style:style style:name="P29" style:family="paragraph" style:parent-style-name="Standard">
      <style:text-properties fo:language="en" fo:country="US" officeooo:rsid="04883b6e" officeooo:paragraph-rsid="04883b6e"/>
    </style:style>
    <style:style style:name="P30" style:family="paragraph" style:parent-style-name="Standard">
      <style:text-properties fo:language="en" fo:country="US" officeooo:rsid="047f116a" officeooo:paragraph-rsid="047f116a"/>
    </style:style>
    <style:style style:name="P31" style:family="paragraph" style:parent-style-name="Standard">
      <style:text-properties fo:language="en" fo:country="US" officeooo:rsid="0487c3fb" officeooo:paragraph-rsid="0487c3fb"/>
    </style:style>
    <style:style style:name="P32" style:family="paragraph" style:parent-style-name="Standard">
      <style:text-properties fo:language="en" fo:country="US" officeooo:rsid="0487c3fb" officeooo:paragraph-rsid="04ac340c"/>
    </style:style>
    <style:style style:name="P33" style:family="paragraph" style:parent-style-name="Standard">
      <style:text-properties fo:language="en" fo:country="US" officeooo:rsid="0487c3fb" officeooo:paragraph-rsid="04ace780"/>
    </style:style>
    <style:style style:name="P34" style:family="paragraph" style:parent-style-name="Standard">
      <style:text-properties fo:language="en" fo:country="US" officeooo:rsid="0487c3fb" officeooo:paragraph-rsid="04b2a19b"/>
    </style:style>
    <style:style style:name="P35" style:family="paragraph" style:parent-style-name="Standard">
      <style:text-properties fo:language="en" fo:country="US" officeooo:rsid="04865309" officeooo:paragraph-rsid="04865309"/>
    </style:style>
    <style:style style:name="P36" style:family="paragraph" style:parent-style-name="Standard">
      <style:text-properties fo:language="en" fo:country="US" officeooo:rsid="047f2d30" officeooo:paragraph-rsid="047f2d30"/>
    </style:style>
    <style:style style:name="P37" style:family="paragraph" style:parent-style-name="Standard">
      <style:text-properties fo:language="en" fo:country="US" officeooo:rsid="04814e33" officeooo:paragraph-rsid="04814e33"/>
    </style:style>
    <style:style style:name="P38" style:family="paragraph" style:parent-style-name="Standard">
      <style:text-properties fo:language="en" fo:country="US" officeooo:rsid="047fcc1f" officeooo:paragraph-rsid="047fcc1f"/>
    </style:style>
    <style:style style:name="P39" style:family="paragraph" style:parent-style-name="Standard">
      <style:text-properties fo:language="en" fo:country="US" officeooo:rsid="04844df4" officeooo:paragraph-rsid="04844df4"/>
    </style:style>
    <style:style style:name="P40" style:family="paragraph" style:parent-style-name="Standard">
      <style:text-properties fo:language="en" fo:country="US" officeooo:rsid="04857386" officeooo:paragraph-rsid="04857386"/>
    </style:style>
    <style:style style:name="P41" style:family="paragraph" style:parent-style-name="Standard">
      <style:text-properties fo:language="en" fo:country="US" officeooo:rsid="046f1fc4" officeooo:paragraph-rsid="046f1fc4"/>
    </style:style>
    <style:style style:name="P42" style:family="paragraph" style:parent-style-name="Standard">
      <style:text-properties fo:language="en" fo:country="US" officeooo:rsid="046f1fc4" officeooo:paragraph-rsid="049ae4e7"/>
    </style:style>
    <style:style style:name="P43" style:family="paragraph" style:parent-style-name="Standard">
      <style:text-properties fo:language="en" fo:country="US" officeooo:rsid="046f1fc4" officeooo:paragraph-rsid="04a27e27"/>
    </style:style>
    <style:style style:name="P44" style:family="paragraph" style:parent-style-name="Standard">
      <style:text-properties fo:language="en" fo:country="US" officeooo:rsid="046f1fc4" officeooo:paragraph-rsid="04ac340c"/>
    </style:style>
    <style:style style:name="P45" style:family="paragraph" style:parent-style-name="Standard">
      <style:text-properties fo:language="en" fo:country="US" officeooo:rsid="04710a03" officeooo:paragraph-rsid="0491ccee"/>
    </style:style>
    <style:style style:name="P46" style:family="paragraph" style:parent-style-name="Standard">
      <style:text-properties fo:language="en" fo:country="US" officeooo:rsid="0479b08c" officeooo:paragraph-rsid="0491ccee"/>
    </style:style>
    <style:style style:name="P47" style:family="paragraph" style:parent-style-name="Standard">
      <style:text-properties fo:language="en" fo:country="US" officeooo:rsid="046f7f17" officeooo:paragraph-rsid="046f7f17"/>
    </style:style>
    <style:style style:name="P48" style:family="paragraph" style:parent-style-name="Standard">
      <style:text-properties fo:language="en" fo:country="US" officeooo:rsid="001ea2f5"/>
    </style:style>
    <style:style style:name="P49" style:family="paragraph" style:parent-style-name="Standard">
      <style:text-properties officeooo:paragraph-rsid="04aaf82e"/>
    </style:style>
    <style:style style:name="P50" style:family="paragraph" style:parent-style-name="Standard">
      <style:text-properties officeooo:paragraph-rsid="04af0328"/>
    </style:style>
    <style:style style:name="P51" style:family="paragraph" style:parent-style-name="Standard">
      <style:text-properties officeooo:paragraph-rsid="04b0cb9d"/>
    </style:style>
    <style:style style:name="P52" style:family="paragraph" style:parent-style-name="Standard">
      <style:text-properties officeooo:paragraph-rsid="04b2a19b"/>
    </style:style>
    <style:style style:name="P53" style:family="paragraph" style:parent-style-name="Standard">
      <style:text-properties officeooo:paragraph-rsid="04b48add"/>
    </style:style>
    <style:style style:name="P54" style:family="paragraph" style:parent-style-name="Standard" style:list-style-name="L2">
      <style:text-properties officeooo:paragraph-rsid="04b48add"/>
    </style:style>
    <style:style style:name="P55" style:family="paragraph" style:parent-style-name="Standard" style:list-style-name="L2">
      <style:text-properties officeooo:paragraph-rsid="04b562ae"/>
    </style:style>
    <style:style style:name="P56" style:family="paragraph" style:parent-style-name="Standard">
      <style:text-properties officeooo:paragraph-rsid="04b562ae"/>
    </style:style>
    <style:style style:name="P57" style:family="paragraph" style:parent-style-name="Standard">
      <style:text-properties officeooo:paragraph-rsid="04b5b449"/>
    </style:style>
    <style:style style:name="P58" style:family="paragraph" style:parent-style-name="Standard">
      <style:text-properties officeooo:paragraph-rsid="04b72d7a"/>
    </style:style>
    <style:style style:name="P59" style:family="paragraph" style:parent-style-name="Standard">
      <style:text-properties officeooo:paragraph-rsid="04bcdcdc"/>
    </style:style>
    <style:style style:name="P60" style:family="paragraph" style:parent-style-name="Standard">
      <style:text-properties officeooo:paragraph-rsid="04bf6044"/>
    </style:style>
    <style:style style:name="P61" style:family="paragraph" style:parent-style-name="Standard">
      <style:text-properties officeooo:paragraph-rsid="04bfc02b"/>
    </style:style>
    <style:style style:name="P62" style:family="paragraph" style:parent-style-name="Standard">
      <style:text-properties officeooo:paragraph-rsid="04c0e9c3"/>
    </style:style>
    <style:style style:name="P63" style:family="paragraph" style:parent-style-name="Standard">
      <style:text-properties officeooo:paragraph-rsid="04c16aba"/>
    </style:style>
    <style:style style:name="P64" style:family="paragraph" style:parent-style-name="Standard">
      <style:text-properties officeooo:paragraph-rsid="04c237d2"/>
    </style:style>
    <style:style style:name="P65" style:family="paragraph" style:parent-style-name="Standard">
      <style:text-properties officeooo:paragraph-rsid="04c275c8"/>
    </style:style>
    <style:style style:name="P66" style:family="paragraph" style:parent-style-name="Standard">
      <style:text-properties officeooo:paragraph-rsid="04c76caa"/>
    </style:style>
    <style:style style:name="P67" style:family="paragraph" style:parent-style-name="Standard">
      <style:text-properties officeooo:paragraph-rsid="04ca82bc"/>
    </style:style>
    <style:style style:name="P68" style:family="paragraph" style:parent-style-name="Standard">
      <style:text-properties officeooo:paragraph-rsid="04cbfcd8"/>
    </style:style>
    <style:style style:name="P69" style:family="paragraph" style:parent-style-name="Standard">
      <style:text-properties officeooo:paragraph-rsid="04cc5f44"/>
    </style:style>
    <style:style style:name="P70" style:family="paragraph" style:parent-style-name="Standard">
      <style:text-properties officeooo:paragraph-rsid="04ccf92b"/>
    </style:style>
    <style:style style:name="P71" style:family="paragraph" style:parent-style-name="Standard">
      <style:text-properties officeooo:paragraph-rsid="04cd53c2"/>
    </style:style>
    <style:style style:name="P72" style:family="paragraph" style:parent-style-name="Standard">
      <style:text-properties officeooo:paragraph-rsid="04cdacb7"/>
    </style:style>
    <style:style style:name="P73" style:family="paragraph" style:parent-style-name="Standard">
      <style:text-properties officeooo:paragraph-rsid="04d0a22c"/>
    </style:style>
    <style:style style:name="P74" style:family="paragraph" style:parent-style-name="Standard">
      <style:text-properties officeooo:paragraph-rsid="04d298e6"/>
    </style:style>
    <style:style style:name="P75" style:family="paragraph" style:parent-style-name="Standard">
      <style:text-properties officeooo:paragraph-rsid="04d35f37"/>
    </style:style>
    <style:style style:name="P76" style:family="paragraph" style:parent-style-name="Standard">
      <style:text-properties officeooo:paragraph-rsid="04d56f93"/>
    </style:style>
    <style:style style:name="P77" style:family="paragraph" style:parent-style-name="Standard">
      <style:text-properties officeooo:paragraph-rsid="04d85be2"/>
    </style:style>
    <style:style style:name="P78" style:family="paragraph" style:parent-style-name="Standard">
      <style:text-properties officeooo:paragraph-rsid="04d91f7d"/>
    </style:style>
    <style:style style:name="P79" style:family="paragraph" style:parent-style-name="Standard">
      <style:text-properties officeooo:paragraph-rsid="04d9206c"/>
    </style:style>
    <style:style style:name="P80" style:family="paragraph" style:parent-style-name="Standard">
      <style:text-properties officeooo:paragraph-rsid="04db6b71"/>
    </style:style>
    <style:style style:name="P81" style:family="paragraph" style:parent-style-name="Heading_20_1">
      <style:text-properties officeooo:paragraph-rsid="04773404"/>
    </style:style>
    <style:style style:name="P82" style:family="paragraph" style:parent-style-name="Heading_20_1">
      <style:text-properties officeooo:paragraph-rsid="0473e022"/>
    </style:style>
    <style:style style:name="P83" style:family="paragraph" style:parent-style-name="Heading_20_1">
      <style:text-properties officeooo:paragraph-rsid="048326a4"/>
    </style:style>
    <style:style style:name="P84" style:family="paragraph" style:parent-style-name="Heading_20_1">
      <style:text-properties fo:language="en" fo:country="US" officeooo:rsid="046f1fc4" officeooo:paragraph-rsid="046f1fc4"/>
    </style:style>
    <style:style style:name="P85" style:family="paragraph" style:parent-style-name="Heading_20_1">
      <style:text-properties officeooo:paragraph-rsid="04d85be2"/>
    </style:style>
    <style:style style:name="P86" style:family="paragraph" style:parent-style-name="Heading_20_1">
      <style:text-properties officeooo:paragraph-rsid="04d9206c"/>
    </style:style>
    <style:style style:name="P87" style:family="paragraph" style:parent-style-name="Heading_20_1">
      <style:paragraph-properties fo:break-before="page"/>
      <style:text-properties fo:language="en" fo:country="US" officeooo:rsid="046f7f17" officeooo:paragraph-rsid="046f7f17"/>
    </style:style>
    <style:style style:name="P88" style:family="paragraph" style:parent-style-name="Text_20_body">
      <style:text-properties fo:language="en" fo:country="US" officeooo:rsid="046e11d2" officeooo:paragraph-rsid="046e11d2"/>
    </style:style>
    <style:style style:name="P89" style:family="paragraph" style:parent-style-name="Heading">
      <style:text-properties fo:language="en" fo:country="US" officeooo:rsid="046e11d2" officeooo:paragraph-rsid="046e11d2"/>
    </style:style>
    <style:style style:name="P90" style:family="paragraph" style:parent-style-name="Heading_20_2">
      <style:text-properties fo:language="en" fo:country="US" officeooo:rsid="04936750" officeooo:paragraph-rsid="0493c344"/>
    </style:style>
    <style:style style:name="P91" style:family="paragraph" style:parent-style-name="Heading_20_2">
      <style:text-properties fo:language="en" fo:country="US" officeooo:rsid="04936750" officeooo:paragraph-rsid="04da6de1"/>
    </style:style>
    <style:style style:name="P92" style:family="paragraph" style:parent-style-name="Heading_20_2">
      <style:text-properties fo:language="en" fo:country="US" officeooo:rsid="048e6bb8" officeooo:paragraph-rsid="048e6bb8"/>
    </style:style>
    <style:style style:name="P93" style:family="paragraph" style:parent-style-name="Heading_20_2">
      <style:text-properties fo:language="en" fo:country="US" officeooo:rsid="048f39fd" officeooo:paragraph-rsid="048f39fd"/>
    </style:style>
    <style:style style:name="P94" style:family="paragraph" style:parent-style-name="Heading_20_2">
      <style:text-properties fo:language="en" fo:country="US" officeooo:rsid="048ab66b" officeooo:paragraph-rsid="048ab66b"/>
    </style:style>
    <style:style style:name="P95" style:family="paragraph" style:parent-style-name="Heading_20_2">
      <style:text-properties officeooo:paragraph-rsid="04af0328"/>
    </style:style>
    <style:style style:name="P96" style:family="paragraph" style:parent-style-name="Heading_20_3">
      <style:text-properties officeooo:paragraph-rsid="04c27f2b"/>
    </style:style>
    <style:style style:name="P97" style:family="paragraph" style:parent-style-name="Header">
      <style:text-properties fo:language="en" fo:country="US"/>
    </style:style>
    <style:style style:name="P98" style:family="paragraph" style:parent-style-name="Code">
      <style:text-properties officeooo:rsid="048f16ba" officeooo:paragraph-rsid="048f16ba"/>
    </style:style>
    <style:style style:name="P99" style:family="paragraph" style:parent-style-name="Code">
      <style:text-properties officeooo:paragraph-rsid="04b48add"/>
    </style:style>
    <style:style style:name="P100" style:family="paragraph" style:parent-style-name="Code">
      <style:text-properties fo:font-size="10pt" officeooo:paragraph-rsid="04b60f51" style:font-size-asian="10pt" style:font-size-complex="10pt"/>
    </style:style>
    <style:style style:name="P101" style:family="paragraph" style:parent-style-name="Code">
      <style:text-properties officeooo:paragraph-rsid="04c6e43e"/>
    </style:style>
    <style:style style:name="P102" style:family="paragraph" style:parent-style-name="Code">
      <style:text-properties officeooo:paragraph-rsid="04ca82bc"/>
    </style:style>
    <style:style style:name="P103" style:family="paragraph" style:parent-style-name="Code">
      <style:text-properties officeooo:paragraph-rsid="04cbfcd8"/>
    </style:style>
    <style:style style:name="P104" style:family="paragraph" style:parent-style-name="Contents_20_1">
      <style:paragraph-properties>
        <style:tab-stops>
          <style:tab-stop style:position="14.249cm" style:type="right" style:leader-style="dotted" style:leader-text="."/>
        </style:tab-stops>
      </style:paragraph-properties>
    </style:style>
    <style:style style:name="P105" style:family="paragraph" style:parent-style-name="Contents_20_2">
      <style:paragraph-properties>
        <style:tab-stops>
          <style:tab-stop style:position="13.896cm" style:type="right" style:leader-style="dotted" style:leader-text="."/>
        </style:tab-stops>
      </style:paragraph-properties>
    </style:style>
    <style:style style:name="P106" style:family="paragraph" style:parent-style-name="Contents_20_3">
      <style:paragraph-properties>
        <style:tab-stops>
          <style:tab-stop style:position="13.543cm" style:type="right" style:leader-style="dotted" style:leader-text="."/>
        </style:tab-stops>
      </style:paragraph-properties>
    </style:style>
    <style:style style:name="P107" style:family="paragraph" style:parent-style-name="Contents_20_Heading">
      <style:paragraph-properties fo:break-before="page"/>
    </style:style>
    <style:style style:name="P108" style:family="paragraph">
      <style:paragraph-properties fo:text-align="center"/>
    </style:style>
    <style:style style:name="T1" style:family="text">
      <style:text-properties fo:language="en" fo:country="US" officeooo:rsid="0473e022"/>
    </style:style>
    <style:style style:name="T2" style:family="text">
      <style:text-properties fo:language="en" fo:country="US" officeooo:rsid="04773404"/>
    </style:style>
    <style:style style:name="T3" style:family="text">
      <style:text-properties fo:language="en" fo:country="US" officeooo:rsid="04784b35"/>
    </style:style>
    <style:style style:name="T4" style:family="text">
      <style:text-properties fo:language="en" fo:country="US" officeooo:rsid="048326a4"/>
    </style:style>
    <style:style style:name="T5" style:family="text">
      <style:text-properties fo:language="en" fo:country="US" officeooo:rsid="0483db30"/>
    </style:style>
    <style:style style:name="T6" style:family="text">
      <style:text-properties fo:language="en" fo:country="US" officeooo:rsid="048b2d9f"/>
    </style:style>
    <style:style style:name="T7" style:family="text">
      <style:text-properties fo:language="en" fo:country="US" officeooo:rsid="048cfb68"/>
    </style:style>
    <style:style style:name="T8" style:family="text">
      <style:text-properties fo:language="en" fo:country="US" officeooo:rsid="048e6bb8"/>
    </style:style>
    <style:style style:name="T9" style:family="text">
      <style:text-properties fo:language="en" fo:country="US" officeooo:rsid="048f16ba"/>
    </style:style>
    <style:style style:name="T10" style:family="text">
      <style:text-properties fo:language="en" fo:country="US" officeooo:rsid="04907605"/>
    </style:style>
    <style:style style:name="T11" style:family="text">
      <style:text-properties fo:language="en" fo:country="US" officeooo:rsid="04aaf82e"/>
    </style:style>
    <style:style style:name="T12" style:family="text">
      <style:text-properties fo:language="en" fo:country="US" officeooo:rsid="04af0328"/>
    </style:style>
    <style:style style:name="T13" style:family="text">
      <style:text-properties fo:language="en" fo:country="US" officeooo:rsid="04b0cb9d"/>
    </style:style>
    <style:style style:name="T14" style:family="text">
      <style:text-properties fo:language="en" fo:country="US" officeooo:rsid="04b2a19b"/>
    </style:style>
    <style:style style:name="T15" style:family="text">
      <style:text-properties fo:language="en" fo:country="US" fo:font-style="italic" officeooo:rsid="04b2a19b" style:font-style-asian="italic" style:font-style-complex="italic"/>
    </style:style>
    <style:style style:name="T16" style:family="text">
      <style:text-properties fo:language="en" fo:country="US" fo:font-style="italic" officeooo:rsid="04b48add" style:font-style-asian="italic" style:font-style-complex="italic"/>
    </style:style>
    <style:style style:name="T17" style:family="text">
      <style:text-properties fo:language="en" fo:country="US" fo:font-style="italic" officeooo:rsid="04b562ae" style:font-style-asian="italic" style:font-style-complex="italic"/>
    </style:style>
    <style:style style:name="T18" style:family="text">
      <style:text-properties fo:language="en" fo:country="US" fo:font-style="italic" officeooo:rsid="04b9f480" style:font-style-asian="italic" style:font-style-complex="italic"/>
    </style:style>
    <style:style style:name="T19" style:family="text">
      <style:text-properties fo:language="en" fo:country="US" fo:font-style="italic" officeooo:rsid="04bcdcdc" style:font-style-asian="italic" style:font-style-complex="italic"/>
    </style:style>
    <style:style style:name="T20" style:family="text">
      <style:text-properties fo:language="en" fo:country="US" fo:font-style="italic" officeooo:rsid="04bf6044" style:font-style-asian="italic" style:font-style-complex="italic"/>
    </style:style>
    <style:style style:name="T21" style:family="text">
      <style:text-properties fo:language="en" fo:country="US" fo:font-style="italic" officeooo:rsid="04bfc02b" style:font-style-asian="italic" style:font-style-complex="italic"/>
    </style:style>
    <style:style style:name="T22" style:family="text">
      <style:text-properties fo:language="en" fo:country="US" fo:font-style="italic" officeooo:rsid="04c0e9c3" style:font-style-asian="italic" style:font-style-complex="italic"/>
    </style:style>
    <style:style style:name="T23" style:family="text">
      <style:text-properties fo:language="en" fo:country="US" fo:font-style="italic" officeooo:rsid="04c16aba" style:font-style-asian="italic" style:font-style-complex="italic"/>
    </style:style>
    <style:style style:name="T24" style:family="text">
      <style:text-properties fo:language="en" fo:country="US" fo:font-style="italic" officeooo:rsid="04c237d2" style:font-style-asian="italic" style:font-style-complex="italic"/>
    </style:style>
    <style:style style:name="T25" style:family="text">
      <style:text-properties fo:language="en" fo:country="US" fo:font-style="italic" officeooo:rsid="04c8eabd" style:font-style-asian="italic" style:font-style-complex="italic"/>
    </style:style>
    <style:style style:name="T26" style:family="text">
      <style:text-properties fo:language="en" fo:country="US" fo:font-style="italic" officeooo:rsid="04ca82bc" style:font-style-asian="italic" style:font-style-complex="italic"/>
    </style:style>
    <style:style style:name="T27" style:family="text">
      <style:text-properties fo:language="en" fo:country="US" fo:font-style="italic" officeooo:rsid="04cc5f44" style:font-style-asian="italic" style:font-style-complex="italic"/>
    </style:style>
    <style:style style:name="T28" style:family="text">
      <style:text-properties fo:language="en" fo:country="US" fo:font-style="italic" officeooo:rsid="04cdacb7" style:font-style-asian="italic" style:font-style-complex="italic"/>
    </style:style>
    <style:style style:name="T29" style:family="text">
      <style:text-properties fo:language="en" fo:country="US" fo:font-style="italic" officeooo:rsid="04d0a22c" style:font-style-asian="italic" style:font-style-complex="italic"/>
    </style:style>
    <style:style style:name="T30" style:family="text">
      <style:text-properties fo:language="en" fo:country="US" fo:font-style="italic" officeooo:rsid="04d35f37" style:font-style-asian="italic" style:font-style-complex="italic"/>
    </style:style>
    <style:style style:name="T31" style:family="text">
      <style:text-properties fo:language="en" fo:country="US" officeooo:rsid="04b48add"/>
    </style:style>
    <style:style style:name="T32" style:family="text">
      <style:text-properties fo:language="en" fo:country="US" fo:font-weight="bold" officeooo:rsid="04b48add" style:font-weight-asian="bold" style:font-weight-complex="bold"/>
    </style:style>
    <style:style style:name="T33" style:family="text">
      <style:text-properties fo:language="en" fo:country="US" fo:font-weight="bold" officeooo:rsid="04b60f51" style:font-weight-asian="bold" style:font-weight-complex="bold"/>
    </style:style>
    <style:style style:name="T34" style:family="text">
      <style:text-properties fo:language="en" fo:country="US" fo:font-weight="bold" officeooo:rsid="04c6e43e" style:font-weight-asian="bold" style:font-weight-complex="bold"/>
    </style:style>
    <style:style style:name="T35" style:family="text">
      <style:text-properties fo:language="en" fo:country="US" fo:font-weight="bold" officeooo:rsid="04ca82bc" style:font-weight-asian="bold" style:font-weight-complex="bold"/>
    </style:style>
    <style:style style:name="T36" style:family="text">
      <style:text-properties fo:language="en" fo:country="US" officeooo:rsid="04b562ae"/>
    </style:style>
    <style:style style:name="T37" style:family="text">
      <style:text-properties fo:language="en" fo:country="US" officeooo:rsid="04b5b449"/>
    </style:style>
    <style:style style:name="T38" style:family="text">
      <style:text-properties fo:language="en" fo:country="US" officeooo:rsid="04b60f51"/>
    </style:style>
    <style:style style:name="T39" style:family="text">
      <style:text-properties fo:language="en" fo:country="US" officeooo:rsid="04b72d7a"/>
    </style:style>
    <style:style style:name="T40" style:family="text">
      <style:text-properties fo:language="en" fo:country="US" officeooo:rsid="04b9f480"/>
    </style:style>
    <style:style style:name="T41" style:family="text">
      <style:text-properties fo:language="en" fo:country="US" officeooo:rsid="04bcdcdc"/>
    </style:style>
    <style:style style:name="T42" style:family="text">
      <style:text-properties fo:language="en" fo:country="US" officeooo:rsid="04bf6044"/>
    </style:style>
    <style:style style:name="T43" style:family="text">
      <style:text-properties fo:language="en" fo:country="US" officeooo:rsid="04bfb2bd"/>
    </style:style>
    <style:style style:name="T44" style:family="text">
      <style:text-properties fo:language="en" fo:country="US" officeooo:rsid="04bfc02b"/>
    </style:style>
    <style:style style:name="T45" style:family="text">
      <style:text-properties fo:language="en" fo:country="US" officeooo:rsid="04c0e9c3"/>
    </style:style>
    <style:style style:name="T46" style:family="text">
      <style:text-properties fo:language="en" fo:country="US" officeooo:rsid="04c134cf"/>
    </style:style>
    <style:style style:name="T47" style:family="text">
      <style:text-properties fo:language="en" fo:country="US" officeooo:rsid="04c16aba"/>
    </style:style>
    <style:style style:name="T48" style:family="text">
      <style:text-properties fo:language="en" fo:country="US" officeooo:rsid="04c17fe7"/>
    </style:style>
    <style:style style:name="T49" style:family="text">
      <style:text-properties fo:language="en" fo:country="US" officeooo:rsid="04c237d2"/>
    </style:style>
    <style:style style:name="T50" style:family="text">
      <style:text-properties fo:language="en" fo:country="US" officeooo:rsid="04c275c8"/>
    </style:style>
    <style:style style:name="T51" style:family="text">
      <style:text-properties fo:language="en" fo:country="US" officeooo:rsid="04c27f2b"/>
    </style:style>
    <style:style style:name="T52" style:family="text">
      <style:text-properties fo:language="en" fo:country="US" officeooo:rsid="04c44ee2"/>
    </style:style>
    <style:style style:name="T53" style:family="text">
      <style:text-properties fo:language="en" fo:country="US" officeooo:rsid="04c55af1"/>
    </style:style>
    <style:style style:name="T54" style:family="text">
      <style:text-properties fo:language="en" fo:country="US" officeooo:rsid="04c6e43e"/>
    </style:style>
    <style:style style:name="T55" style:family="text">
      <style:text-properties fo:language="en" fo:country="US" officeooo:rsid="04c76caa"/>
    </style:style>
    <style:style style:name="T56" style:family="text">
      <style:text-properties fo:language="en" fo:country="US" officeooo:rsid="04c8eabd"/>
    </style:style>
    <style:style style:name="T57" style:family="text">
      <style:text-properties fo:language="en" fo:country="US" officeooo:rsid="04ca82bc"/>
    </style:style>
    <style:style style:name="T58" style:family="text">
      <style:text-properties fo:language="en" fo:country="US" officeooo:rsid="04cbfcd8"/>
    </style:style>
    <style:style style:name="T59" style:family="text">
      <style:text-properties fo:language="en" fo:country="US" officeooo:rsid="04cc5f44"/>
    </style:style>
    <style:style style:name="T60" style:family="text">
      <style:text-properties fo:language="en" fo:country="US" officeooo:rsid="04ccf92b"/>
    </style:style>
    <style:style style:name="T61" style:family="text">
      <style:text-properties fo:language="en" fo:country="US" officeooo:rsid="04cd53c2"/>
    </style:style>
    <style:style style:name="T62" style:family="text">
      <style:text-properties fo:language="en" fo:country="US" officeooo:rsid="04cdacb7"/>
    </style:style>
    <style:style style:name="T63" style:family="text">
      <style:text-properties fo:language="en" fo:country="US" officeooo:rsid="04d0a22c"/>
    </style:style>
    <style:style style:name="T64" style:family="text">
      <style:text-properties fo:language="en" fo:country="US" officeooo:rsid="04d298e6"/>
    </style:style>
    <style:style style:name="T65" style:family="text">
      <style:text-properties fo:language="en" fo:country="US" officeooo:rsid="04d35f37"/>
    </style:style>
    <style:style style:name="T66" style:family="text">
      <style:text-properties fo:language="en" fo:country="US" officeooo:rsid="04d56f93"/>
    </style:style>
    <style:style style:name="T67" style:family="text">
      <style:text-properties fo:language="en" fo:country="US" officeooo:rsid="04d91f7d"/>
    </style:style>
    <style:style style:name="T68" style:family="text">
      <style:text-properties fo:language="en" fo:country="US" officeooo:rsid="04db6b71"/>
    </style:style>
    <style:style style:name="T69" style:family="text">
      <style:text-properties officeooo:rsid="0495b9a7"/>
    </style:style>
    <style:style style:name="T70" style:family="text">
      <style:text-properties officeooo:rsid="0495e1fe"/>
    </style:style>
    <style:style style:name="T71" style:family="text">
      <style:text-properties officeooo:rsid="049688a9"/>
    </style:style>
    <style:style style:name="T72" style:family="text">
      <style:text-properties officeooo:rsid="0496e12b"/>
    </style:style>
    <style:style style:name="T73" style:family="text">
      <style:text-properties fo:font-style="italic" officeooo:rsid="0496e12b" style:font-style-asian="italic" style:font-style-complex="italic"/>
    </style:style>
    <style:style style:name="T74" style:family="text">
      <style:text-properties fo:font-style="italic" officeooo:rsid="04979da7" style:font-style-asian="italic" style:font-style-complex="italic"/>
    </style:style>
    <style:style style:name="T75" style:family="text">
      <style:text-properties officeooo:rsid="04979da7"/>
    </style:style>
    <style:style style:name="T76" style:family="text">
      <style:text-properties officeooo:rsid="049ae4e7"/>
    </style:style>
    <style:style style:name="T77" style:family="text">
      <style:text-properties officeooo:rsid="049c7bab"/>
    </style:style>
    <style:style style:name="T78" style:family="text">
      <style:text-properties officeooo:rsid="049cf47f"/>
    </style:style>
    <style:style style:name="T79" style:family="text">
      <style:text-properties officeooo:rsid="049e100d"/>
    </style:style>
    <style:style style:name="T80" style:family="text">
      <style:text-properties officeooo:rsid="04a01365"/>
    </style:style>
    <style:style style:name="T81" style:family="text">
      <style:text-properties officeooo:rsid="04a043be"/>
    </style:style>
    <style:style style:name="T82" style:family="text">
      <style:text-properties officeooo:rsid="04a0ce87"/>
    </style:style>
    <style:style style:name="T83" style:family="text">
      <style:text-properties officeooo:rsid="04a27e27"/>
    </style:style>
    <style:style style:name="T84" style:family="text">
      <style:text-properties officeooo:rsid="04a354af"/>
    </style:style>
    <style:style style:name="T85" style:family="text">
      <style:text-properties officeooo:rsid="04a4b3a6"/>
    </style:style>
    <style:style style:name="T86" style:family="text">
      <style:text-properties officeooo:rsid="04a5dbf0"/>
    </style:style>
    <style:style style:name="T87" style:family="text">
      <style:text-properties officeooo:rsid="04a795bf"/>
    </style:style>
    <style:style style:name="T88" style:family="text">
      <style:text-properties officeooo:rsid="04a9328c"/>
    </style:style>
    <style:style style:name="T89" style:family="text">
      <style:text-properties officeooo:rsid="04ac340c"/>
    </style:style>
    <style:style style:name="T90" style:family="text">
      <style:text-properties officeooo:rsid="04ace780"/>
    </style:style>
    <style:style style:name="T91" style:family="text">
      <style:text-properties officeooo:rsid="04b0cb9d"/>
    </style:style>
    <style:style style:name="T92" style:family="text">
      <style:text-properties officeooo:rsid="04b196a5"/>
    </style:style>
    <style:style style:name="T93" style:family="text">
      <style:text-properties officeooo:rsid="04b2a19b"/>
    </style:style>
    <style:style style:name="T94" style:family="text">
      <style:text-properties officeooo:rsid="04bcdcdc"/>
    </style:style>
    <style:style style:name="T95" style:family="text">
      <style:text-properties officeooo:rsid="04d6b274"/>
    </style:style>
    <style:style style:name="T96" style:family="text">
      <style:text-properties officeooo:rsid="04d85be2"/>
    </style:style>
    <style:style style:name="T97" style:family="text">
      <style:text-properties officeooo:rsid="04d9206c"/>
    </style:style>
    <style:style style:name="T98" style:family="text">
      <style:text-properties officeooo:rsid="04da1fe4"/>
    </style:style>
    <style:style style:name="T99" style:family="text">
      <style:text-properties officeooo:rsid="04da6d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9"/>
      <text:p text:style-name="P89">a-mapper<text:line-break/><text:line-break/>A comprehensive library to<text:line-break/>map, transform and diff<text:line-break/>object graphs</text:p>
      <text:p text:style-name="P88"/>
      <text:p text:style-name="P8"/>
      <text:p text:style-name="P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7">Table of Contents</text:p>
          </text:index-title>
          <text:p text:style-name="P104"><text:a xlink:type="simple" xlink:href="#__RefHeading__547_1311220114" text:style-name="Index_20_Link" text:visited-style-name="Index_20_Link">1 Introduction<text:tab/>3</text:a></text:p>
          <text:p text:style-name="P105"><text:a xlink:type="simple" xlink:href="#__RefHeading__549_1311220114" text:style-name="Index_20_Link" text:visited-style-name="Index_20_Link">1.1 Is a-mapper for me? What does it do?<text:tab/>3</text:a></text:p>
          <text:p text:style-name="P105"><text:a xlink:type="simple" xlink:href="#__RefHeading__1477_1311220114" text:style-name="Index_20_Link" text:visited-style-name="Index_20_Link">1.2 Reading Guide<text:tab/>4</text:a></text:p>
          <text:p text:style-name="P105"><text:a xlink:type="simple" xlink:href="#__RefHeading__551_1311220114" text:style-name="Index_20_Link" text:visited-style-name="Index_20_Link">1.3 License<text:tab/>4</text:a></text:p>
          <text:p text:style-name="P105"><text:a xlink:type="simple" xlink:href="#__RefHeading__553_1311220114" text:style-name="Index_20_Link" text:visited-style-name="Index_20_Link">1.4 What's with the name?<text:tab/>4</text:a></text:p>
          <text:p text:style-name="P105"><text:a xlink:type="simple" xlink:href="#__RefHeading__555_1311220114" text:style-name="Index_20_Link" text:visited-style-name="Index_20_Link">1.5 Getting a-mapper<text:tab/>5</text:a></text:p>
          <text:p text:style-name="P105"><text:a xlink:type="simple" xlink:href="#__RefHeading__557_1311220114" text:style-name="Index_20_Link" text:visited-style-name="Index_20_Link">1.6 Code base and dependencies<text:tab/>5</text:a></text:p>
          <text:p text:style-name="P104"><text:a xlink:type="simple" xlink:href="#__RefHeading__559_1311220114" text:style-name="Index_20_Link" text:visited-style-name="Index_20_Link">2 Getting Started<text:tab/>5</text:a></text:p>
          <text:p text:style-name="P105"><text:a xlink:type="simple" xlink:href="#__RefHeading__1157_1311220114" text:style-name="Index_20_Link" text:visited-style-name="Index_20_Link">2.1 Java: Mapping Java Beans<text:tab/>6</text:a></text:p>
          <text:p text:style-name="P106"><text:a xlink:type="simple" xlink:href="#__RefHeading__1159_1311220114" text:style-name="Index_20_Link" text:visited-style-name="Index_20_Link">2.1.1 Configuring the JavaBeanMapper <text:tab/>7</text:a></text:p>
          <text:p text:style-name="P106"><text:a xlink:type="simple" xlink:href="#__RefHeading__1161_1311220114" text:style-name="Index_20_Link" text:visited-style-name="Index_20_Link">2.1.2 Using the JavaBeanMapper<text:tab/>8</text:a></text:p>
          <text:p text:style-name="P105"><text:a xlink:type="simple" xlink:href="#__RefHeading__1163_1311220114" text:style-name="Index_20_Link" text:visited-style-name="Index_20_Link">2.2 Scala: ...<text:tab/>10</text:a></text:p>
          <text:p text:style-name="P104"><text:a xlink:type="simple" xlink:href="#__RefHeading__561_1311220114" text:style-name="Index_20_Link" text:visited-style-name="Index_20_Link">3 Conecpts<text:tab/>10</text:a></text:p>
          <text:p text:style-name="P104"><text:a xlink:type="simple" xlink:href="#__RefHeading__563_1311220114" text:style-name="Index_20_Link" text:visited-style-name="Index_20_Link">4 Customizing Java Bean Mappings<text:tab/>11</text:a></text:p>
          <text:p text:style-name="P104"><text:a xlink:type="simple" xlink:href="#__RefHeading__1479_1311220114" text:style-name="Index_20_Link" text:visited-style-name="Index_20_Link">5 Map-ping<text:tab/>11</text:a></text:p>
          <text:p text:style-name="P104"><text:a xlink:type="simple" xlink:href="#__RefHeading__1481_1311220114" text:style-name="Index_20_Link" text:visited-style-name="Index_20_Link">6 Diff-ing<text:tab/>11</text:a></text:p>
          <text:p text:style-name="P104"><text:a xlink:type="simple" xlink:href="#__RefHeading__565_1311220114" text:style-name="Index_20_Link" text:visited-style-name="Index_20_Link">7 Attic<text:tab/>11</text:a></text:p>
        </text:index-body>
      </text:table-of-content>
      <text:p text:style-name="P3"/>
      <text:h text:style-name="P87" text:outline-level="1"><text:bookmark-start text:name="__RefHeading__547_1311220114"/>Introduction<text:bookmark-end text:name="__RefHeading__547_1311220114"/></text:h>
      <text:p text:style-name="P10">A-Mapper is a library for working with different representations of the same data.</text:p>
      <text:p text:style-name="P11">Let's assume you are working on an application that uses JPA to store persons in a relational database. </text:p>
      <text:h text:style-name="P92" text:outline-level="2"><text:bookmark-start text:name="__RefHeading__549_1311220114"/>Is a-mapper for me? What does it do?<text:bookmark-end text:name="__RefHeading__549_1311220114"/></text:h>
      <text:p text:style-name="P13"><text:span text:style-name="T69">A-Mapper is a library that helps when you are dealing with </text:span><text:span text:style-name="T71">different object representations of the same data.</text:span></text:p>
      <text:p text:style-name="P14"><text:span text:style-name="T72">The most obvious thing it does is to transform (or </text:span><text:span text:style-name="T73">map</text:span><text:span text:style-name="T72">) data from one representation into another. </text:span><text:span text:style-name="T75">It can also compare (or </text:span><text:span text:style-name="T74">diff</text:span><text:span text:style-name="T75">) object graphs.</text:span></text:p>
      <text:p text:style-name="P15"><text:span text:style-name="T77">Let us look at a hypothetical enterprise application to illustrate this. It uses JPA to read and store person data in a database, with PersonEntity as <text:s/>the entity class.</text:span></text:p>
      <text:p text:style-name="P16"><text:span text:style-name="T78">There is also a web service to import persons, with a JAX-B generated class ImportedPerson representing newly arriving data, and another web services to export persons.</text:span></text:p>
      <text:p text:style-name="P16"><text:span text:style-name="T78">So there are several classes, each of them representing basically the same data but in slightly different ways.</text:span></text:p>
      <text:p text:style-name="P16"><text:span text:style-name="T78">Obviously, there must be code that copies data between these representations. In simple applications, that code can be fairly trivial. If your application is in this category and you do not feel any pain or need for simplification, then a-mapper is probably not for you.</text:span></text:p>
      <text:p text:style-name="P16"><text:span text:style-name="T78">But since you are reading this document, I assume you would like that part of the application to be simpler. Which I found to be a fairly typical situation that led to the creation of this library.</text:span></text:p>
      <text:p text:style-name="P16"><text:span text:style-name="T78">Anyway, that is what a-mapper does. You configure it (read this document for details) so it knows about the different data structures and how to transform data from one to the other </text:span><text:span text:style-name="T79">or compare them</text:span><text:span text:style-name="T78">. </text:span><text:span text:style-name="T82">See section </text:span><text:span text:style-name="T82"><text:bookmark-ref text:reference-format="chapter" text:ref-name="__RefHeading__559_1311220114">2</text:bookmark-ref></text:span><text:span text:style-name="T82"> for a simple example.</text:span></text:p>
      <text:p text:style-name="P17"><text:span text:style-name="T80">A-Mapper is geared to be highly flexible. It supports things like </text:span><text:span text:style-name="T85">looking entities up in the database, </text:span><text:span text:style-name="T80">permission based filtering of fields or </text:span><text:span text:style-name="T81">mapping values based on non-local context (whatever that is – see section </text:span><text:span text:style-name="T81"><text:bookmark-ref text:reference-format="chapter" text:ref-name="__RefHeading__561_1311220114">3</text:bookmark-ref></text:span><text:span text:style-name="T81"> for details).</text:span></text:p>
      <text:p text:style-name="P18"><text:soft-page-break/><text:span text:style-name="T81">It pays a certain price in terms of performance however, </text:span><text:span text:style-name="T86">even when you do not use these features</text:span><text:span text:style-name="T81">. It is highly optimized and pretty fast, but if you are looking for a solution that goes for all-out speed (especially streaming big data structures) without requiring the flexibility and power of a-mapper, it is probably not your best choice.</text:span></text:p>
      <text:h text:style-name="P91" text:outline-level="2"><text:bookmark-start text:name="__RefHeading__1477_1311220114"/><text:span text:style-name="T99">Reading Guide</text:span><text:bookmark-end text:name="__RefHeading__1477_1311220114"/></text:h>
      <text:p text:style-name="P80"><text:span text:style-name="T68">TODO</text:span></text:p>
      <text:h text:style-name="P90" text:outline-level="2"><text:bookmark-start text:name="__RefHeading__551_1311220114"/>License<text:bookmark-end text:name="__RefHeading__551_1311220114"/></text:h>
      <text:p text:style-name="P12">A-Mapper is published and provided under the Apache License Version 2.</text:p>
      <text:p text:style-name="P12">That basically means that you can use it for whatever purpose you want, commercially or non-commercially, without paying anything. There is however no one you can hold liable if it does not do what you want.</text:p>
      <text:p text:style-name="P12">That however is just my non-binding summary of the license; if in doubt, read it (or better, have your lawyer read it) at</text:p>
      <text:p text:style-name="P12">http://www.apache.org/licenses/LICENSE-2.0.html</text:p>
      <text:h text:style-name="P92" text:outline-level="2"><text:bookmark-start text:name="__RefHeading__553_1311220114"/>What's with the name?<text:bookmark-end text:name="__RefHeading__553_1311220114"/></text:h>
      <text:p text:style-name="P19">Finding good names is a tricky business. Especially so for me – I love writing code, but picking a <text:span text:style-name="T87">catchy</text:span> name <text:span text:style-name="T87">for a library </text:span><text:span text:style-name="T88">is a real bother for me</text:span>.</text:p>
      <text:p text:style-name="P19">So I came up with the naming scheme of prefixing whatever I am building with “a-”. Pretty nifty, eh?</text:p>
      <text:p text:style-name="P19">Well, it soft of works – a-mapper is after all “a mapper” – , it spares me the trouble of coming up with names, and it has the additional benefit of bubbling to the front of alphabetically sorted lists.</text:p>
      <text:p text:style-name="P19">The domain name of “com.ajjpj” started with me looking for a domain name that was concise, available for both .com and .de TLD and ideally somehow alluded to 'Arno' (that's me), 'Java' (that's what I usually do) and maybe 'Projects' (that's what I wanted to use it for).</text:p>
      <text:p text:style-name="P6"><text:span text:style-name="T10">It proved shockingly hard to find such a domain name. I spent some time trying three and four letter combinations, but they are apparently all taken. Even seemingly nonsensical names with lots of 'X' and 'Q' were gone, mostly to </text:span><text:span text:style-name="T10">Chinese companies in which language those combinations of letters may even make some sense. But I digress. </text:span></text:p>
      <text:p text:style-name="P19">Anyway, “ajjpj.com” proved to be available, and I took it. And so that is the domain name I use for open source stuff.</text:p>
      <text:h text:style-name="P93" text:outline-level="2"><text:bookmark-start text:name="__RefHeading__555_1311220114"/><text:soft-page-break/>Getting a-mapper<text:bookmark-end text:name="__RefHeading__555_1311220114"/></text:h>
      <text:p text:style-name="P5"><text:span text:style-name="T8">A-Mapper is </text:span><text:span text:style-name="T9">available from Maven Central. Its coordinates are as follows:</text:span></text:p>
      <text:p text:style-name="P20"/>
      <text:p text:style-name="P98">&lt;dependency&gt;</text:p>
      <text:p text:style-name="P98"><text:s text:c="2"/>&lt;groupId&gt;com.ajjpj.a-mapper&lt;/groupId&gt;</text:p>
      <text:p text:style-name="P98"><text:s text:c="2"/>&lt;artifactId&gt;a-mapper&lt;/artifactId&gt;</text:p>
      <text:p text:style-name="P98"><text:s text:c="2"/>&lt;version&gt;...&lt;/version&gt;</text:p>
      <text:p text:style-name="P98">&lt;/dependency&gt;</text:p>
      <text:p text:style-name="P21"/>
      <text:p text:style-name="P22">It is hosted at github.com/arnohaase/a-mapper.</text:p>
      <text:h text:style-name="P94" text:outline-level="2"><text:bookmark-start text:name="__RefHeading__557_1311220114"/>Code base and dependencies<text:bookmark-end text:name="__RefHeading__557_1311220114"/></text:h>
      <text:p text:style-name="P23">A-Mapper is written in Scala for the most part. It does however include a Java API and is fully usable from Java.</text:p>
      <text:p text:style-name="P4"><text:span text:style-name="T6">Except for the Scala runtime, there are no required dependencies on other libraries. </text:span><text:span text:style-name="T7">There are however a couple of libraries that are used if they are present at run time.</text:span></text:p>
      <text:list xml:id="list7762912827997351714" text:style-name="L1">
        <text:list-item>
          <text:p text:style-name="P24">Log4J: If log4j is present on the class path, that will be used by default. If not, logging defaults to stdout.</text:p>
        </text:list-item>
        <text:list-item>
          <text:p text:style-name="P25">OGNL: If OGNL is available at runtime, a-mapper will accept OGNL expressions for defining Java Bean mappings. This dependency is however strictly optional, and a-mapper will be fully functional without it. <text:span text:style-name="T84">If you do not know what this is and are not missing it, you can safely ignore this.</text:span></text:p>
        </text:list-item>
      </text:list>
      <text:h text:style-name="P81" text:outline-level="1"><text:bookmark-start text:name="__RefHeading__559_1311220114"/><text:span text:style-name="T2">Getting </text:span><text:span text:style-name="T3">S</text:span><text:span text:style-name="T2">tarted</text:span><text:bookmark-end text:name="__RefHeading__559_1311220114"/></text:h>
      <text:p text:style-name="P50"><text:span text:style-name="T12">So let's get our hands dirty – code speaks more clearly than words, and code is the truth.</text:span></text:p>
      <text:p text:style-name="P50"><text:span text:style-name="T12">This section shows a very simple example – it is actually so simple that it would not justify using a-mapper in practice. But it serves to illustrate how to set up and use a-mapper.</text:span></text:p>
      <text:p text:style-name="P50"><text:span text:style-name="T12">There are actually two examples, one of them Java and one Scala. A-Mapper can be used from both languages, and the documentation shows both.</text:span></text:p>
      <text:h text:style-name="P95" text:outline-level="2"><text:bookmark-start text:name="__RefHeading__1157_1311220114"/><text:soft-page-break/><text:span text:style-name="T12">Java: Mapping Java Beans</text:span><text:bookmark-end text:name="__RefHeading__1157_1311220114"/></text:h>
      <text:p text:style-name="P51"><text:span text:style-name="T13">The code for this example is written as a JUnit test that is actually part of the distribution. It is in the package com.ajjpj.amapper.examples.gettingstarted.</text:span></text:p>
      <text:p text:style-name="P52"><text:span text:style-name="T14">The setting is as follows: We have a class </text:span><text:span text:style-name="T15">Person</text:span><text:span text:style-name="T14"> with String attributes </text:span><text:span text:style-name="T15">firstName</text:span><text:span text:style-name="T14">, </text:span><text:span text:style-name="T15">middleName</text:span><text:span text:style-name="T14"> and </text:span><text:span text:style-name="T15">lastName</text:span><text:span text:style-name="T14">, and an int attribute </text:span><text:span text:style-name="T16">numChildren</text:span><text:span text:style-name="T31">. A person also has an </text:span><text:span text:style-name="T16">Address</text:span><text:span text:style-name="T31">, which in turn has String attributes </text:span><text:span text:style-name="T16">street</text:span><text:span text:style-name="T31"> and </text:span><text:span text:style-name="T16">city</text:span><text:span text:style-name="T31">.</text:span></text:p>
      <text:p text:style-name="P52"><text:span text:style-name="T31"/></text:p>
      <text:p text:style-name="P99"><text:span text:style-name="T32">public</text:span><text:span text:style-name="T31"> </text:span><text:span text:style-name="T32">class</text:span><text:span text:style-name="T31"> Person {</text:span></text:p>
      <text:p text:style-name="P99"><text:span text:style-name="T31"><text:s text:c="2"/></text:span><text:span text:style-name="T32">private</text:span><text:span text:style-name="T31"> String firstName;</text:span></text:p>
      <text:p text:style-name="P99"><text:span text:style-name="T31"><text:s text:c="2"/></text:span><text:span text:style-name="T32">private</text:span><text:span text:style-name="T31"> String middleName;</text:span></text:p>
      <text:p text:style-name="P99"><text:span text:style-name="T31"><text:s text:c="2"/></text:span><text:span text:style-name="T32">private</text:span><text:span text:style-name="T31"> String lastName;</text:span></text:p>
      <text:p text:style-name="P99"><text:span text:style-name="T31"><text:s text:c="2"/></text:span><text:span text:style-name="T32">private</text:span><text:span text:style-name="T31"> int numChildren;</text:span></text:p>
      <text:p text:style-name="P99"><text:span text:style-name="T31"/></text:p>
      <text:p text:style-name="P99"><text:span text:style-name="T31"><text:s text:c="2"/></text:span><text:span text:style-name="T32">private</text:span><text:span text:style-name="T31"> Address address = new Address();</text:span></text:p>
      <text:p text:style-name="P99"><text:span text:style-name="T31"/></text:p>
      <text:p text:style-name="P99"><text:span text:style-name="T31"><text:s text:c="2"/>... // getters and setters</text:span></text:p>
      <text:p text:style-name="P99"><text:span text:style-name="T31">}</text:span></text:p>
      <text:p text:style-name="P52"><text:span text:style-name="T31"/></text:p>
      <text:p text:style-name="P99"><text:span text:style-name="T32">public</text:span><text:span text:style-name="T31"> </text:span><text:span text:style-name="T32">class</text:span><text:span text:style-name="T31"> Address {</text:span></text:p>
      <text:p text:style-name="P99"><text:span text:style-name="T31"><text:s text:c="2"/></text:span><text:span text:style-name="T32">private</text:span><text:span text:style-name="T31"> String street;</text:span></text:p>
      <text:p text:style-name="P99"><text:span text:style-name="T31"><text:s text:c="2"/></text:span><text:span text:style-name="T32">private</text:span><text:span text:style-name="T31"> String city;</text:span></text:p>
      <text:p text:style-name="P99"><text:span text:style-name="T31"/></text:p>
      <text:p text:style-name="P99"><text:span text:style-name="T31"><text:s text:c="2"/>... // getters and setters</text:span></text:p>
      <text:p text:style-name="P99"><text:span text:style-name="T31">}</text:span></text:p>
      <text:p text:style-name="P53"><text:span text:style-name="T31"/></text:p>
      <text:p text:style-name="P53"><text:span text:style-name="T31">This structure is more or less mirrored in classes </text:span><text:span text:style-name="T16">PersonTO</text:span><text:span text:style-name="T31"> and </text:span><text:span text:style-name="T16">AddressTO</text:span><text:span text:style-name="T31">, being 'transfer objects' for use in a UI presentation layer.</text:span></text:p>
      <text:p text:style-name="P53"><text:span text:style-name="T31">There are however a few (intentional) differences between </text:span><text:span text:style-name="T16">Person</text:span><text:span text:style-name="T31"> and </text:span><text:span text:style-name="T16">PersonTO</text:span><text:span text:style-name="T31">:</text:span></text:p>
      <text:list xml:id="list6007845741520281896" text:style-name="L2">
        <text:list-item>
          <text:p text:style-name="P54"><text:span text:style-name="T31">Class </text:span><text:span text:style-name="T16">PersonTO</text:span><text:span text:style-name="T31"> has no </text:span><text:span text:style-name="T36">property</text:span><text:span text:style-name="T31"> </text:span><text:span text:style-name="T16">middleName</text:span><text:span text:style-name="T31">.</text:span></text:p>
        </text:list-item>
        <text:list-item>
          <text:p text:style-name="P55"><text:span text:style-name="T36">It has a property </text:span><text:span text:style-name="T17">fullName</text:span><text:span text:style-name="T36"> instead.</text:span></text:p>
        </text:list-item>
        <text:list-item>
          <text:p text:style-name="P54"><text:span text:style-name="T31">In class </text:span><text:span text:style-name="T16">PersonTO</text:span><text:span text:style-name="T31"> the last name is called </text:span><text:span text:style-name="T16">surName</text:span><text:span text:style-name="T31"> instead.</text:span></text:p>
        </text:list-item>
        <text:list-item>
          <text:p text:style-name="P54"><text:span text:style-name="T31">In class </text:span><text:span text:style-name="T16">PersonTO</text:span><text:span text:style-name="T31">, the </text:span><text:span text:style-name="T36">property</text:span><text:span text:style-name="T31"> </text:span><text:span text:style-name="T16">numChildren</text:span><text:span text:style-name="T31"> has type </text:span><text:span text:style-name="T16">short</text:span><text:span text:style-name="T31"> instead of </text:span><text:span text:style-name="T16">int</text:span><text:span text:style-name="T31">.</text:span></text:p>
        </text:list-item>
      </text:list>
      <text:p text:style-name="P56"><text:soft-page-break/><text:span text:style-name="T36">These differences are somewhat artificial, but they are representative of real world issues. Plus we want the mapper to have something to do, even in an introductory example.</text:span></text:p>
      <text:p text:style-name="P65"><text:span text:style-name="T37">So we want to </text:span><text:span text:style-name="T38">transform data between these two representations. Well, the first thing we need to do is set up and configure A-Mapper.</text:span></text:p>
      <text:h text:style-name="Heading_20_3" text:outline-level="3"><text:bookmark-start text:name="__RefHeading__1159_1311220114"/><text:span text:style-name="T50">Configuring the JavaBeanMapper</text:span><text:span text:style-name="T38"> </text:span><text:bookmark-end text:name="__RefHeading__1159_1311220114"/></text:h>
      <text:p text:style-name="P58"><text:span text:style-name="T38">We start by creating a JavaBeanMapperBuilder, </text:span><text:span text:style-name="T39">registering the bean mappings we want and finally call build() to create the actual mapper:</text:span></text:p>
      <text:p text:style-name="P57"><text:span text:style-name="T38"/></text:p>
      <text:p text:style-name="P100"><text:span text:style-name="T33">final</text:span><text:span text:style-name="T38"> JavaBeanMapper mapper = </text:span></text:p>
      <text:p text:style-name="P100"><text:span text:style-name="T38"><text:s text:c="2"/>JavaBeanMapperBuilder.create()</text:span></text:p>
      <text:p text:style-name="P100"><text:span text:style-name="T38"><text:s text:c="2"/>.withBeanMapping(</text:span></text:p>
      <text:p text:style-name="P100"><text:span text:style-name="T38"><text:s text:c="4"/>JavaBeanMapping.create(Person.</text:span><text:span text:style-name="T33">class</text:span><text:span text:style-name="T38">, PersonTO.</text:span><text:span text:style-name="T33">class</text:span><text:span text:style-name="T38">)</text:span></text:p>
      <text:p text:style-name="P100"><text:span text:style-name="T38"><text:s text:c="6"/>.withMatchingPropsMappings() </text:span></text:p>
      <text:p text:style-name="P100"><text:span text:style-name="T38"><text:s text:c="6"/>.addMapping("lastName", String.</text:span><text:span text:style-name="T33">class</text:span><text:span text:style-name="T38">, </text:span></text:p>
      <text:p text:style-name="P100"><text:span text:style-name="T38"><text:s text:c="18"/>"surName", <text:s/>String.</text:span><text:span text:style-name="T33">class</text:span><text:span text:style-name="T38">)</text:span></text:p>
      <text:p text:style-name="P100"><text:span text:style-name="T38"><text:s text:c="6"/>.addMapping("firstName + ' ' + middleName + ' ' +</text:span></text:p>
      <text:p text:style-name="Code"><text:span text:style-name="T38"><text:s text:c="32"/>lastName", String.</text:span><text:span text:style-name="T33">class</text:span><text:span text:style-name="T38">, </text:span></text:p>
      <text:p text:style-name="P100"><text:span text:style-name="T38"><text:s text:c="18"/>"fullName", String.</text:span><text:span text:style-name="T33">class</text:span><text:span text:style-name="T38">) </text:span></text:p>
      <text:p text:style-name="P100"><text:span text:style-name="T38"><text:s text:c="2"/>)</text:span></text:p>
      <text:p text:style-name="P100"><text:span text:style-name="T38"><text:s text:c="2"/>.withBeanMapping(</text:span></text:p>
      <text:p text:style-name="P100"><text:span text:style-name="T38"><text:s text:c="4"/>JavaBeanMapping.create(Address.</text:span><text:span text:style-name="T33">class</text:span><text:span text:style-name="T38">, AddressTO.</text:span><text:span text:style-name="T33">class</text:span><text:span text:style-name="T38">) </text:span></text:p>
      <text:p text:style-name="P100"><text:span text:style-name="T38"><text:s text:c="6"/>.withMatchingPropsMappings()</text:span></text:p>
      <text:p text:style-name="P100"><text:span text:style-name="T38"><text:s text:c="4"/>)</text:span></text:p>
      <text:p text:style-name="P100"><text:span text:style-name="T38"><text:s text:c="2"/>.build();</text:span></text:p>
      <text:p text:style-name="P53"><text:span text:style-name="T31"/></text:p>
      <text:p text:style-name="P59"><text:span text:style-name="T40">We need to register a </text:span><text:span text:style-name="T18">JavaBeanMapping</text:span><text:span text:style-name="T40"> for each combination of classes that we want to map into each other. </text:span><text:span text:style-name="T46">This is where the interesting stuff happens – they define which types can be mapped and how to go about it.</text:span></text:p>
      <text:p text:style-name="P59"><text:span text:style-name="T41">The first step is to create an empty </text:span><text:span text:style-name="T19">JavaBeanMapping</text:span><text:span text:style-name="T41"> for </text:span><text:span text:style-name="T19">Person</text:span><text:span text:style-name="T41"> and </text:span><text:span text:style-name="T19">PersonTO</text:span><text:span text:style-name="T41">. At this point, it just says that </text:span><text:span text:style-name="T19">Person</text:span><text:span text:style-name="T41"> and </text:span><text:span text:style-name="T19">PersonTO</text:span><text:span text:style-name="T41"> can be mapped to each other. It knows nothing of their respective properties and how they correspond </text:span><text:span text:style-name="T42">yet</text:span><text:span text:style-name="T41">.</text:span></text:p>
      <text:p text:style-name="P60"><text:span text:style-name="T42">We start doing that by calling </text:span><text:span text:style-name="T20">withMatchingPropsMappings</text:span><text:span text:style-name="T42">(). This call compares all Bean properties of </text:span><text:span text:style-name="T20">Person</text:span><text:span text:style-name="T42"> and </text:span><text:span text:style-name="T20">PersonTO</text:span><text:span text:style-name="T42"> and 'wires' all properties that exist in both classes. Now </text:span><text:span text:style-name="T20">firstName</text:span><text:span text:style-name="T42">, </text:span><text:span text:style-name="T20">numChildren</text:span><text:span text:style-name="T42"> and </text:span><text:span text:style-name="T20">address</text:span><text:span text:style-name="T42"> are registered for </text:span><text:soft-page-break/><text:span text:style-name="T42">mapping. </text:span><text:span text:style-name="T43">Having to do this explicitly may seem unnecessary overhead, but this is a well-pondered design decision – for details see TODO.</text:span></text:p>
      <text:p text:style-name="P61"><text:span text:style-name="T44">Next, we need to deal with </text:span><text:span text:style-name="T21">lastName</text:span><text:span text:style-name="T44"> and </text:span><text:span text:style-name="T21">surName</text:span><text:span text:style-name="T44">, respectively. We want these properties to be mapped onto each other, and we achieve this through a call to </text:span><text:span text:style-name="T21">addMapping</text:span><text:span text:style-name="T44">(). We need to pass the types of the properties explicitly TODO this may change.</text:span></text:p>
      <text:p text:style-name="P62"><text:span text:style-name="T45">Finally, we want </text:span><text:span text:style-name="T22">PersonTO.fullName</text:span><text:span text:style-name="T45"> to filled by concatenating </text:span><text:span text:style-name="T22">firstName</text:span><text:span text:style-name="T45">, </text:span><text:span text:style-name="T22">middleName</text:span><text:span text:style-name="T45"> and </text:span><text:span text:style-name="T22">lastName</text:span><text:span text:style-name="T45"> of a </text:span><text:span text:style-name="T22">Person</text:span><text:span text:style-name="T45">. We do that by calling </text:span><text:span text:style-name="T22">addMapping()</text:span><text:span text:style-name="T45"> once more, this time passing a string concatenation expression for the </text:span><text:span text:style-name="T22">Person</text:span><text:span text:style-name="T45"> side of the mapping. </text:span><text:span text:style-name="T52">The concatenation expression is by the way an OGNL expression; in order for this to work, OGNL must be on the class path.</text:span><text:span text:style-name="T53">TODO ref</text:span></text:p>
      <text:p text:style-name="P63"><text:span text:style-name="T47">Since we have Address objects as well as Persons, we add another JavaBeanMapping for </text:span><text:span text:style-name="T23">Address</text:span><text:span text:style-name="T47"> and </text:span><text:span text:style-name="T23">AddressTO</text:span><text:span text:style-name="T47">. For these classes, the property names match exactly, so a simple call to </text:span><text:span text:style-name="T23">withMatchingPropsMappings</text:span><text:span text:style-name="T47">() suffices to complete the mapping </text:span><text:span text:style-name="T48">definition</text:span><text:span text:style-name="T47">.</text:span></text:p>
      <text:p text:style-name="P64"><text:span text:style-name="T49">Finally, we call </text:span><text:span text:style-name="T24">build()</text:span><text:span text:style-name="T49"> on the </text:span><text:span text:style-name="T24">JavaBeanMapperBuilder</text:span><text:span text:style-name="T49">, and we store the resulting </text:span><text:span text:style-name="T24">JavaBeanMapper</text:span><text:span text:style-name="T49">. </text:span></text:p>
      <text:p text:style-name="P64"><text:span text:style-name="T49">This initialization is typically done globally for an application, e.g. at start-up. The mapper object that results is now completely configured. It is safe to be used from multiple threads concurrently, the idea being to inject and use it wherever application code needs to transform </text:span><text:span text:style-name="T24">Person</text:span><text:span text:style-name="T49"> data.</text:span></text:p>
      <text:h text:style-name="P96" text:outline-level="3"><text:bookmark-start text:name="__RefHeading__1161_1311220114"/><text:span text:style-name="T51">Using the JavaBeanMapper</text:span><text:bookmark-end text:name="__RefHeading__1161_1311220114"/></text:h>
      <text:p text:style-name="P66"><text:span text:style-name="T55">Now we can use the mapper to actually map persons from one class to another. </text:span><text:span text:style-name="T56">We start by initializing an instance of </text:span><text:span text:style-name="T25">Person</text:span><text:span text:style-name="T56">:</text:span></text:p>
      <text:p text:style-name="Standard"><text:span text:style-name="T49"/></text:p>
      <text:p text:style-name="P101"><text:span text:style-name="T34">final</text:span><text:span text:style-name="T54"> Person p = </text:span><text:span text:style-name="T34">new</text:span><text:span text:style-name="T54"> Person();</text:span></text:p>
      <text:p text:style-name="P101"><text:span text:style-name="T54">p.setFirstName("Red");</text:span></text:p>
      <text:p text:style-name="P101"><text:span text:style-name="T54">p.setMiddleName("X.");</text:span></text:p>
      <text:p text:style-name="P101"><text:span text:style-name="T54">p.setLastName("Blackbeard");</text:span></text:p>
      <text:p text:style-name="P101"><text:span text:style-name="T54">p.setNumChildren(13);</text:span></text:p>
      <text:p text:style-name="P101"><text:span text:style-name="T54">p.getAddress().setStreet("Somewhere");</text:span></text:p>
      <text:p text:style-name="P101"><text:span text:style-name="T54">p.getAddress().setCity("The Sea");</text:span></text:p>
      <text:p text:style-name="Standard"><text:span text:style-name="T57"/></text:p>
      <text:p text:style-name="P67"><text:span text:style-name="T57">Creating a corresponding </text:span><text:span text:style-name="T26">PersonTO</text:span><text:span text:style-name="T57"> instance is just a call to </text:span><text:span text:style-name="T26">mapper.map()</text:span><text:span text:style-name="T57">, passing the source object and the target class:</text:span></text:p>
      <text:p text:style-name="Standard"><text:soft-page-break/><text:span text:style-name="T49"/></text:p>
      <text:p text:style-name="P102"><text:span text:style-name="T35">final</text:span><text:span text:style-name="T57"> PersonTO personTO = mapper.map(p, PersonTO.</text:span><text:span text:style-name="T35">class</text:span><text:span text:style-name="T57">);</text:span></text:p>
      <text:p text:style-name="Standard"><text:span text:style-name="T49"/></text:p>
      <text:p text:style-name="P69"><text:span text:style-name="T59">This </text:span><text:span text:style-name="T27">PersonTO</text:span><text:span text:style-name="T59"> instance is now fully initialized with data from the original </text:span><text:span text:style-name="T27">Person</text:span><text:span text:style-name="T59">:</text:span></text:p>
      <text:p text:style-name="P68"><text:span text:style-name="T58"/></text:p>
      <text:p text:style-name="P103"><text:span text:style-name="T58">assertEquals("Red", personTO.getFirstName());</text:span></text:p>
      <text:p text:style-name="P103"><text:span text:style-name="T58">assertEquals("Blackbeard", personTO.getSurName());</text:span></text:p>
      <text:p text:style-name="P103"><text:span text:style-name="T58">assertEquals("Red X. Blackbeard",</text:span></text:p>
      <text:p text:style-name="P103"><text:span text:style-name="T58"><text:s text:c="31"/>personTO.getFullName());</text:span></text:p>
      <text:p text:style-name="P103"><text:span text:style-name="T58">assertEquals((short) 13, personTO.getNumChildren());</text:span></text:p>
      <text:p text:style-name="P103"><text:span text:style-name="T58">assertEquals("Somewhere",</text:span></text:p>
      <text:p text:style-name="P103"><text:span text:style-name="T58"><text:s text:c="20"/>personTO.getAddress().getStreet());</text:span></text:p>
      <text:p text:style-name="P103"><text:span text:style-name="T58">assertEquals("The Sea",</text:span></text:p>
      <text:p text:style-name="P103"><text:span text:style-name="T58"><text:s text:c="22"/>personTO.getAddress().getCity());</text:span></text:p>
      <text:p text:style-name="P71"><text:span text:style-name="T61"/></text:p>
      <text:p text:style-name="P72"><text:span text:style-name="T62">The </text:span><text:span text:style-name="T28">surName</text:span><text:span text:style-name="T62"> property was correctly initialized from </text:span><text:span text:style-name="T28">Person</text:span><text:span text:style-name="T62">.</text:span><text:span text:style-name="T28">lastName</text:span><text:span text:style-name="T62">, and </text:span><text:span text:style-name="T28">fullName</text:span><text:span text:style-name="T62"> actually contains the person's full name. More subtly, the number of children was converted from </text:span><text:span text:style-name="T28">int</text:span><text:span text:style-name="T62"> to </text:span><text:span text:style-name="T28">short</text:span><text:span text:style-name="T62">.</text:span></text:p>
      <text:p text:style-name="P70"><text:span text:style-name="T60">Next, we assume that the PersonTO is displayed to a user who in turn changes our pirate's first name to “Reddy”. Leaving out all tricky stuff, we simulate that by just calling the setter method:</text:span></text:p>
      <text:p text:style-name="P68"><text:span text:style-name="T58"/></text:p>
      <text:p text:style-name="P103"><text:span text:style-name="T58">personTO.setFirstName("Reddy");</text:span></text:p>
      <text:p text:style-name="P68"><text:span text:style-name="T58"/></text:p>
      <text:p text:style-name="P73"><text:span text:style-name="T63">Now we want to store this change. Since our persistence mechanism is based on class </text:span><text:span text:style-name="T29">Person</text:span><text:span text:style-name="T63"> (</text:span><text:span text:style-name="T64">this being my example, I </text:span><text:span text:style-name="T65">just decided that it is</text:span><text:span text:style-name="T64">), we need to map the changes back.</text:span></text:p>
      <text:p text:style-name="P74"><text:span text:style-name="T64">But we want to use an existing object, keeping </text:span><text:span text:style-name="T65">data in the </text:span><text:span text:style-name="T30">middleName</text:span><text:span text:style-name="T65"> property. We also want to maintain object identity, i.e. we want to merge our changes into an existing </text:span><text:span text:style-name="T30">Person</text:span><text:span text:style-name="T65"> object.</text:span></text:p>
      <text:p text:style-name="P75"><text:span text:style-name="T65">So we call a different </text:span><text:span text:style-name="T30">map()</text:span><text:span text:style-name="T65"> method on the mapper, passing in the source and the target object:</text:span></text:p>
      <text:p text:style-name="P68"><text:soft-page-break/><text:span text:style-name="T58"/></text:p>
      <text:p text:style-name="P103"><text:span text:style-name="T58">mapper.map(personTO, p);</text:span></text:p>
      <text:p text:style-name="P68"><text:span text:style-name="T58"/></text:p>
      <text:p text:style-name="P75"><text:span text:style-name="T65">After the call, the </text:span><text:span text:style-name="T30">Person</text:span><text:span text:style-name="T65"> instance's </text:span><text:span text:style-name="T30">firstName</text:span><text:span text:style-name="T65"> property is actually changed to “Reddy”:</text:span></text:p>
      <text:p text:style-name="P68"><text:span text:style-name="T58"/></text:p>
      <text:p text:style-name="P103"><text:span text:style-name="T58">assertEquals("Reddy", p.getFirstName());</text:span></text:p>
      <text:p text:style-name="P68"><text:span text:style-name="T58"/></text:p>
      <text:p text:style-name="P75"><text:span text:style-name="T65">But all other properties, including the middle name, remain unchanged:</text:span></text:p>
      <text:p text:style-name="P68"><text:span text:style-name="T58"/></text:p>
      <text:p text:style-name="P103"><text:span text:style-name="T58">assertEquals("Blackbeard", p.getLastName());</text:span></text:p>
      <text:p text:style-name="P103"><text:span text:style-name="T58">assertEquals("X.", p.getMiddleName());</text:span></text:p>
      <text:p text:style-name="P103"><text:span text:style-name="T58">assertEquals(13, p.getNumChildren());</text:span></text:p>
      <text:p text:style-name="P103"><text:span text:style-name="T58">assertEquals("Somewhere", p.getAddress().getStreet());</text:span></text:p>
      <text:p text:style-name="P103"><text:span text:style-name="T58">assertEquals("The Sea", p.getAddress().getCity());</text:span></text:p>
      <text:p text:style-name="P68"><text:span text:style-name="T58"/></text:p>
      <text:p text:style-name="P76"><text:span text:style-name="T66">And that's it for our “getting started” example. </text:span></text:p>
      <text:h text:style-name="Heading_20_2" text:outline-level="2"><text:bookmark-start text:name="__RefHeading__1163_1311220114"/><text:span text:style-name="T91">Scala: ...</text:span><text:bookmark-end text:name="__RefHeading__1163_1311220114"/></text:h>
      <text:p text:style-name="P28"><text:span text:style-name="T92">TODO</text:span></text:p>
      <text:h text:style-name="P82" text:outline-level="1"><text:bookmark-start text:name="__RefHeading__561_1311220114"/><text:span text:style-name="T1">Conecpts</text:span><text:bookmark-end text:name="__RefHeading__561_1311220114"/></text:h>
      <text:p text:style-name="P78"><text:span text:style-name="T67">This section gives a structured, comprehensive tour of a-mapper. The sub-sections contain “real world” code samples where appropriate, but this is a reference manual rather than a tutorial.</text:span></text:p>
      <text:p text:style-name="P78"><text:span text:style-name="T67"><text:s/></text:span></text:p>
      <text:p text:style-name="P78"><text:span text:style-name="T1"/></text:p>
      <text:p text:style-name="P57"><text:span text:style-name="T37">map vs. merge</text:span></text:p>
      <text:p text:style-name="P49"><text:span text:style-name="T11">layers / spheres, explicit registration vs. heuristics</text:span></text:p>
      <text:p text:style-name="P26">written in Scala, Java / Scala in paralle, Java first</text:p>
      <text:p text:style-name="P27"><text:span text:style-name="T70">recursive descent + deferred</text:span></text:p>
      <text:p text:style-name="P29"><text:soft-page-break/>mapper, worker, mappingdef</text:p>
      <text:p text:style-name="P30">value mappings</text:p>
      <text:p text:style-name="P30">object mappings</text:p>
      <text:p text:style-name="P31">deferred</text:p>
      <text:p text:style-name="P35">handling lists</text:p>
      <text:p text:style-name="P36">qualifiers</text:p>
      <text:p text:style-name="P37">context</text:p>
      <text:p text:style-name="P36">preprocessing</text:p>
      <text:p text:style-name="P36">postprocessing</text:p>
      <text:p text:style-name="P38">caching / isCacheable</text:p>
      <text:p text:style-name="P39">equivalence</text:p>
      <text:h text:style-name="P83" text:outline-level="1"><text:bookmark-start text:name="__RefHeading__563_1311220114"/><text:span text:style-name="T5">Customizing </text:span><text:span text:style-name="T4">Java Bean Mappings</text:span><text:bookmark-end text:name="__RefHeading__563_1311220114"/></text:h>
      <text:p text:style-name="P39">object creation</text:p>
      <text:p text:style-name="P31"><text:span text:style-name="T94">explicit vs. guessing; explicit JavaBenMappings, </text:span>withMatchingPropsMapping</text:p>
      <text:p text:style-name="P32"><text:span text:style-name="T89">getter without setter</text:span></text:p>
      <text:p text:style-name="P32"><text:span text:style-name="T89">one-way</text:span></text:p>
      <text:p text:style-name="P34"><text:span text:style-name="T93">primitive wrappers, boxing, null</text:span></text:p>
      <text:p text:style-name="P33"><text:span text:style-name="T90">OGNL</text:span></text:p>
      <text:p text:style-name="P33"><text:span text:style-name="T90">“</text:span><text:span text:style-name="T95">special” mappings</text:span></text:p>
      <text:h text:style-name="P86" text:outline-level="1"><text:bookmark-start text:name="__RefHeading__1479_1311220114"/><text:span text:style-name="T97">Map</text:span><text:span text:style-name="T98">-</text:span><text:span text:style-name="T97">ping</text:span><text:bookmark-end text:name="__RefHeading__1479_1311220114"/></text:h>
      <text:p text:style-name="P79"><text:span text:style-name="T97"/></text:p>
      <text:h text:style-name="P85" text:outline-level="1"><text:bookmark-start text:name="__RefHeading__1481_1311220114"/><text:span text:style-name="T96">Diff</text:span><text:span text:style-name="T98">-ing</text:span><text:bookmark-end text:name="__RefHeading__1481_1311220114"/></text:h>
      <text:p text:style-name="P77"><text:span text:style-name="T96"/></text:p>
      <text:h text:style-name="P84" text:outline-level="1"><text:bookmark-start text:name="__RefHeading__565_1311220114"/>Attic<text:bookmark-end text:name="__RefHeading__565_1311220114"/></text:h>
      <text:p text:style-name="P40">mapping collections</text:p>
      <text:p text:style-name="P44"><text:soft-page-break/><text:span text:style-name="T89"/></text:p>
      <text:p text:style-name="P23">logging</text:p>
      <text:p text:style-name="P45">performance, flexibility, …</text:p>
      <text:p text:style-name="P46">team</text:p>
      <text:p text:style-name="P41"/>
      <text:p text:style-name="P43"><text:span text:style-name="T83">Architecture?</text:span></text:p>
      <text:p text:style-name="P42"><text:span text:style-name="T76">CQRS </text:span><text:span text:style-name="T80">→ wiring a-mapper into services</text:span></text:p>
      <text:p text:style-name="P41"/>
      <text:p text:style-name="P47"><text:s text:c="2"/>* Scala / Java API in parallel</text:p>
      <text:p text:style-name="P47"><text:s text:c="2"/>* Java Bean mapping: sourceCls == targetClass --&gt; only 'forward' mapping is registered</text:p>
      <text:p text:style-name="P47"><text:s text:c="2"/>* examples for qualifiers</text:p>
      <text:p text:style-name="P47"><text:s text:c="4"/>* 'list' mapping strategy</text:p>
      <text:p text:style-name="P47"><text:s text:c="4"/>* number of decimals for 'double to BigDecimal' mapping</text:p>
      <text:p text:style-name="P47"><text:s text:c="4"/>* date format for Date -&gt; String</text:p>
      <text:p text:style-name="P47"><text:s text:c="4"/>* i18n for String -&gt; String</text:p>
      <text:p text:style-name="P47"><text:s text:c="2"/>* qualifier for collection elements: same qualifier as for the collection</text:p>
      <text:p text:style-name="P47"><text:s text:c="2"/>* examples for context</text:p>
      <text:p text:style-name="P47"><text:s text:c="4"/>* currency / price</text:p>
      <text:p text:style-name="P47"><text:s text:c="2"/>* context: only source side because ...?!</text:p>
      <text:p text:style-name="P47"><text:s text:c="2"/>* preprocessing on source side, postprocessing on target side</text:p>
      <text:p text:style-name="P47"><text:s text:c="2"/>* examples for preprocessors</text:p>
      <text:p text:style-name="P47"><text:s text:c="4"/>* deProxy</text:p>
      <text:p text:style-name="P47"><text:s text:c="4"/>* skip Hibernate proxies</text:p>
      <text:p text:style-name="P47"><text:s text:c="4"/>* *not* for modifying the source object!</text:p>
      <text:p text:style-name="P47"><text:s text:c="4"/>* security: ignore objects for which there are no permissions (both refs and collections!)</text:p>
      <text:p text:style-name="P47"><text:s text:c="2"/>* examples for postprocessors</text:p>
      <text:p text:style-name="P47"><text:soft-page-break/><text:s text:c="4"/>* inject user's locale</text:p>
      <text:p text:style-name="P47"><text:s text:c="2"/>* examples for isCacheable=false</text:p>
      <text:p text:style-name="P47"><text:s text:c="4"/>* mapping a translation into a map of translations</text:p>
      <text:p text:style-name="P47"><text:s text:c="2"/>* no context update for value mappings</text:p>
      <text:p text:style-name="P47"><text:s text:c="2"/>* Java Beans mapping with same source and target type: only 'forward' is used</text:p>
      <text:p text:style-name="P47"><text:s text:c="2"/>* .withMatchingPropsMapping</text:p>
      <text:p text:style-name="P47"><text:s text:c="2"/>* no postprocessing in diff</text:p>
      <text:p text:style-name="P47"><text:s text:c="2"/>* diff:</text:p>
      <text:p text:style-name="P47"><text:s text:c="4"/>* target values</text:p>
      <text:p text:style-name="P47"><text:s text:c="4"/>* target path</text:p>
      <text:p text:style-name="P47"><text:s text:c="4"/>* path string: segments only, no parameters etc.</text:p>
      <text:p text:style-name="P47"><text:s text:c="4"/>* deferred --&gt; order</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141cm" style:contextual-spacing="false" fo:line-height="0.494cm" fo:text-align="justify" style:justify-single-word="false" fo:orphans="2" fo:widows="2" fo:hyphenation-ladder-count="no-limit" style:writing-mode="lr-tb"/>
      <style:text-properties style:use-window-font-color="true" style:font-name="Book Antiqua"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212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_20_body_20_indent" style:display-name="Text body indent" style:family="paragraph" style:parent-style-name="Standard" style:class="text"/>
    <style:style style:name="Salutation" style:family="paragraph" style:parent-style-name="Standard" style:class="text">
      <style:paragraph-properties fo:margin-left="7.5cm" fo:margin-right="0cm" fo:margin-top="0cm" fo:margin-bottom="0cm" style:contextual-spacing="false" fo:text-indent="0.002cm" style:auto-text-indent="false"/>
    </style:style>
    <style:style style:name="Signature" style:family="paragraph" style:parent-style-name="Standard" style:class="text">
      <style:paragraph-properties fo:margin-left="7.5cm" fo:margin-right="0cm" fo:margin-top="0cm" fo:margin-bottom="0cm" style:contextual-spacing="false" fo:text-indent="0.002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cm" fo:margin-bottom="0.711cm" style:contextual-spacing="false" fo:line-height="100%" fo:text-align="center" style:justify-single-word="false" fo:keep-with-next="always"/>
      <style:text-properties style:font-name="Arial" fo:font-size="24pt" style:font-size-asian="14pt"/>
    </style:style>
    <style:style style:name="Heading_20_1" style:display-name="Heading 1" style:family="paragraph" style:parent-style-name="Standard" style:next-style-name="Standard" style:default-outline-level="1" style:class="text">
      <style:paragraph-properties fo:margin-left="0cm" fo:margin-right="0cm" fo:margin-top="0.6cm" fo:margin-bottom="0cm" style:contextual-spacing="false" fo:line-height="100%" fo:text-indent="0cm" style:auto-text-indent="false" fo:padding="0cm" fo:border="none" fo:keep-with-next="always"/>
      <style:text-properties style:font-name="Arial" fo:font-size="15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353cm" fo:margin-bottom="0cm" style:contextual-spacing="false" style:line-height-at-least="0.494cm" fo:text-indent="0cm" style:auto-text-indent="false" fo:keep-with-next="always"/>
      <style:text-properties style:font-name="Arial"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349cm" fo:margin-bottom="0cm" style:contextual-spacing="false" fo:text-indent="0cm" style:auto-text-indent="false" fo:keep-with-next="always"/>
      <style:text-properties style:font-name="Arial1" fo:font-size="10pt" fo:font-weight="bold" style:font-size-asian="14pt" style:font-weight-asian="bold"/>
    </style:style>
    <style:style style:name="Heading_20_4" style:display-name="Heading 4"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style:style>
    <style:style style:name="Heading_20_8" style:display-name="Heading 8"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style="italic" style:font-style-asian="italic"/>
    </style:style>
    <style:style style:name="Heading_20_9" style:display-name="Heading 9"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WW8Num12" style:class="text">
      <style:paragraph-properties fo:margin-left="0cm" fo:margin-right="0cm" fo:margin-top="0cm" fo:margin-bottom="0cm" style:contextual-spacing="false" fo:text-indent="0cm" style:auto-text-indent="false"/>
      <style:text-properties fo:font-size="10.5pt" fo:font-weight="bold" style:font-size-asian="10.5pt" style:font-weight-asian="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Header" style:family="paragraph" style:parent-style-name="Standard" style:class="extra">
      <style:paragraph-properties fo:margin-left="0cm" fo:margin-right="0cm" fo:margin-top="0cm" fo:margin-bottom="0cm" style:contextual-spacing="false" fo:line-height="100%" fo:text-indent="0.002cm" style:auto-text-indent="false">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Caption" style:family="paragraph" style:parent-style-name="Standard" style:next-style-name="Standard" style:class="extra">
      <style:paragraph-properties fo:margin-top="0.212cm" fo:margin-bottom="0.212cm" style:contextual-spacing="false"/>
      <style:text-properties fo:font-style="italic" fo:font-weight="normal" style:font-style-asian="italic" style:font-weight-asian="normal"/>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line-height="0.409cm"/>
      <style:text-properties fo:font-size="9pt" style:font-size-asian="9pt"/>
    </style:style>
    <style:style style:name="Addressee" style:family="paragraph" style:parent-style-name="Standard" style:class="extra">
      <style:paragraph-properties fo:margin-left="0.002cm" fo:margin-right="0cm" fo:margin-top="0cm" fo:margin-bottom="0cm" style:contextual-spacing="false" fo:text-indent="0.002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353cm" fo:margin-right="0cm" fo:margin-top="0cm" fo:margin-bottom="0cm" style:contextual-spacing="false" fo:text-indent="-0.353cm" style:auto-text-indent="false"/>
    </style:style>
    <style:style style:name="Index_20_2" style:display-name="Index 2" style:family="paragraph" style:parent-style-name="Standard" style:next-style-name="Standard" style:class="index">
      <style:paragraph-properties fo:margin-left="0.706cm" fo:margin-right="0cm" fo:margin-top="0cm" fo:margin-bottom="0cm" style:contextual-spacing="false" fo:text-indent="-0.353cm" style:auto-text-indent="false"/>
    </style:style>
    <style:style style:name="Index_20_3" style:display-name="Index 3" style:family="paragraph" style:parent-style-name="Standard" style:next-style-name="Standard" style:class="index">
      <style:paragraph-properties fo:margin-left="1.058cm" fo:margin-right="0cm" fo:margin-top="0cm" fo:margin-bottom="0cm" style:contextual-spacing="false" fo:text-indent="-0.353cm" style:auto-text-indent="false"/>
    </style:style>
    <style:style style:name="Contents_20_1" style:display-name="Contents 1" style:family="paragraph" style:parent-style-name="Standard" style:next-style-name="Standard" style:class="index">
      <style:paragraph-properties fo:margin-left="0cm" fo:margin-right="0cm" fo:margin-top="0.212cm" fo:margin-bottom="0.212cm" style:contextual-spacing="false" fo:text-align="start" style:justify-single-word="false" fo:text-indent="0.002cm" style:auto-text-indent="false"/>
      <style:text-properties fo:font-variant="normal" fo:text-transform="none" style:font-name="Arial1" fo:font-weight="bold" style:font-weight-asian="bold"/>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align="start" style:justify-single-word="false" fo:text-indent="0.002cm" style:auto-text-indent="false"/>
      <style:text-properties fo:font-variant="normal" fo:text-transform="none" style:font-name="Arial2"/>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align="start" style:justify-single-word="false" fo:text-indent="0.002cm" style:auto-text-indent="false"/>
      <style:text-properties style:font-name="Times New Roman" fo:font-style="italic" style:font-style-asian="italic"/>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Title" style:family="paragraph" style:parent-style-name="Standard" style:next-style-name="Subtitle" style:class="chapter">
      <style:paragraph-properties fo:margin-top="0.423cm" fo:margin-bottom="0.106cm" style:contextual-spacing="false" style:line-height-at-least="0.706cm" fo:text-align="center" style:justify-single-word="false"/>
      <style:text-properties style:font-name="Arial" fo:font-size="20pt" fo:font-weight="bold" style:letter-kerning="true" style:font-size-asian="20pt" style:font-weight-asian="bold"/>
    </style:style>
    <style:style style:name="Subtitle" style:family="paragraph" style:parent-style-name="Standard" style:next-style-name="Text_20_body" style:class="chapter">
      <style:paragraph-properties fo:margin-top="0.212cm" fo:margin-bottom="0.106cm" style:contextual-spacing="false" fo:text-align="center" style:justify-single-word="false"/>
      <style:text-properties style:font-name="Arial" fo:font-size="12pt" style:font-size-asian="12pt"/>
    </style:style>
    <style:style style:name="Abstract" style:family="paragraph" style:parent-style-name="Standard">
      <style:paragraph-properties fo:margin-left="0.499cm" fo:margin-right="0.499cm" fo:margin-top="0cm" fo:margin-bottom="0cm" style:contextual-spacing="false" fo:text-indent="0cm" style:auto-text-indent="false"/>
      <style:text-properties style:font-name="Arial" fo:font-weight="bold" style:font-weight-asian="bold"/>
    </style:style>
    <style:style style:name="Code" style:family="paragraph" style:parent-style-name="Standard" style:master-page-name="">
      <style:paragraph-properties fo:margin-left="0.499cm" fo:margin-right="0.499cm" fo:margin-top="0cm" fo:margin-bottom="0cm" style:contextual-spacing="false" fo:line-height="120%" fo:text-align="start" style:justify-single-word="false" fo:text-indent="0cm" style:auto-text-indent="false" style:page-number="auto" fo:background-color="#f2f2f2" fo:padding="0.049cm" fo:border="0.06pt solid #000000" style:shadow="#808080 0.109cm 0.109cm">
        <style:tab-stops/>
        <style:background-image/>
      </style:paragraph-properties>
      <style:text-properties style:font-name="Courier New" fo:font-size="11pt" fo:font-weight="normal" style:font-size-asian="9pt" style:font-weight-asian="bold"/>
    </style:style>
    <style:style style:name="Autor" style:family="paragraph" style:parent-style-name="Abstract">
      <style:paragraph-properties fo:text-align="center" style:justify-single-word="false"/>
      <style:text-properties style:font-name="CG Times (W1)" fo:font-style="italic" fo:font-weight="normal" style:font-style-asian="italic" style:font-weight-asian="normal"/>
    </style:style>
    <style:style style:name="CheckpointSmall" style:family="paragraph" style:parent-style-name="Abstract">
      <style:paragraph-properties fo:text-align="center" style:justify-single-word="false"/>
      <style:text-properties style:font-name="Book Antiqua"/>
    </style:style>
    <style:style style:name="Checkpoint" style:family="paragraph" style:parent-style-name="Standard">
      <style:paragraph-properties fo:margin-left="0.501cm" fo:margin-right="0.501cm" fo:margin-top="0.423cm" fo:margin-bottom="0.071cm" style:contextual-spacing="false" fo:text-indent="0.002cm" style:auto-text-indent="false" fo:background-color="#c0c0c0" fo:padding="0.141cm" fo:border="0.06pt solid #000000">
        <style:background-image/>
      </style:paragraph-properties>
      <style:text-properties fo:font-style="normal" style:font-style-asian="normal"/>
    </style:style>
    <style:style style:name="CheckpointHeading" style:family="paragraph" style:parent-style-name="Checkpoint">
      <style:text-properties style:font-name="Arial Narrow" fo:font-size="12pt" fo:font-weight="bold" style:font-size-asian="12pt" style:font-weight-asian="bold"/>
    </style:style>
    <style:style style:name="CheckpointText" style:family="paragraph" style:parent-style-name="Checkpoint">
      <style:paragraph-properties fo:margin-top="0.141cm" fo:margin-bottom="0.071cm" style:contextual-spacing="false"/>
    </style:style>
    <style:style style:name="Bild" style:family="paragraph" style:parent-style-name="Standard">
      <style:paragraph-properties fo:margin-top="0.423cm" fo:margin-bottom="0.423cm" style:contextual-spacing="false" fo:line-height="100%" fo:text-align="center" style:justify-single-word="false"/>
    </style:style>
    <style:style style:name="BildInTabelle" style:family="paragraph" style:parent-style-name="Bild">
      <style:paragraph-properties fo:margin-top="0.212cm" fo:margin-bottom="0.071cm" style:contextual-spacing="false" fo:text-align="start" style:justify-single-word="false"/>
    </style:style>
    <style:style style:name="Literature" style:family="paragraph" style:parent-style-name="Footer">
      <style:paragraph-properties fo:margin-top="0.141cm" fo:margin-bottom="0.141cm" style:contextual-spacing="false" fo:line-height="0.353cm" fo:text-align="start" style:justify-single-word="false"/>
      <style:text-properties fo:font-size="8pt" style:font-size-asian="8pt"/>
    </style:style>
    <style:style style:name="Cite" style:family="paragraph" style:parent-style-name="Standard">
      <style:paragraph-properties fo:margin-left="1cm" fo:margin-right="1cm" fo:margin-top="0cm" fo:margin-bottom="0cm" style:contextual-spacing="false" fo:text-indent="0.002cm" style:auto-text-indent="false"/>
      <style:text-properties fo:font-style="italic" style:font-style-asian="italic"/>
    </style:style>
    <style:style style:name="Icon" style:family="paragraph" style:parent-style-name="Bild">
      <style:paragraph-properties fo:margin-top="1.058cm" fo:margin-bottom="0cm" style:contextual-spacing="false" fo:text-align="end" style:justify-single-word="false"/>
    </style:style>
    <style:style style:name="partabstract" style:family="paragraph" style:parent-style-name="Standard">
      <style:text-properties style:font-name="Book Antiqua" fo:font-weight="normal" style:font-weight-asian="normal"/>
    </style:style>
    <style:style style:name="Pattern_20_Title" style:display-name="Pattern Title" style:family="paragraph" style:parent-style-name="Heading_20_2" style:default-outline-level="" style:list-style-name="">
      <style:paragraph-properties fo:padding-left="0cm" fo:padding-right="0cm" fo:padding-top="0.247cm" fo:padding-bottom="0.247cm" fo:border-left="none" fo:border-right="none" fo:border-top="0.99pt solid #000000" fo:border-bottom="0.99pt solid #000000"/>
    </style:style>
    <style:style style:name="CollaborationTitle" style:family="paragraph" style:parent-style-name="Pattern_20_Title">
      <style:paragraph-properties fo:background-color="#c0c0c0" fo:padding="0cm" fo:border="none">
        <style:background-image/>
      </style:paragraph-properties>
    </style:style>
    <style:style style:name="CollaborationEnd" style:family="paragraph" style:parent-style-name="CollaborationTitle">
      <style:paragraph-properties fo:margin-top="0.3cm" fo:margin-bottom="0cm" style:contextual-spacing="false"/>
    </style:style>
    <style:style style:name="author" style:family="paragraph" style:parent-style-name="Standard">
      <style:paragraph-properties fo:line-height="0.39cm"/>
    </style:style>
    <style:style style:name="Fussnote" style:family="paragraph" style:parent-style-name="Standard">
      <style:paragraph-properties fo:line-height="0.39cm"/>
      <style:text-properties fo:font-size="8pt" style:font-size-asian="8pt"/>
    </style:style>
    <style:style style:name="Formatvorlage_20_Beschriftung_20__2b__20_Zentriert" style:display-name="Formatvorlage Beschriftung + Zentriert" style:family="paragraph" style:parent-style-name="Caption">
      <style:paragraph-properties fo:margin-top="0cm" fo:margin-bottom="0.212cm" style:contextual-spacing="false" fo:text-align="center" style:justify-single-word="false"/>
      <style:text-properties style:font-style-complex="italic"/>
    </style:style>
    <style:style style:name="Formatvorlage_20_Bild_20__2b_" style:display-name="Formatvorlage Bild +" style:family="paragraph" style:parent-style-name="Bild">
      <style:text-properties style:letter-kerning="true" style:font-weight-complex="bold"/>
    </style:style>
    <style:style style:name="BeforeCode" style:family="paragraph" style:parent-style-name="Standard">
      <style:paragraph-properties fo:margin-left="0.501cm" fo:margin-right="0cm" fo:margin-top="0cm" fo:margin-bottom="0cm" style:contextual-spacing="false" fo:line-height="0.318cm" fo:hyphenation-ladder-count="no-limit" fo:text-indent="0cm" style:auto-text-indent="false"/>
      <style:text-properties style:font-name="Century Schoolbook" fo:font-size="5pt" fo:letter-spacing="0.007cm" style:font-size-asian="5pt" style:font-size-complex="11pt" fo:hyphenate="true" fo:hyphenation-remain-char-count="2" fo:hyphenation-push-char-count="2"/>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Maßlinie" style:family="paragraph" style:parent-style-name="Standard"/>
    <style:style style:name="Hintergrundobjekte" style:family="paragraph">
      <style:paragraph-properties fo:margin-left="0cm" fo:margin-right="0cm" fo:margin-top="0cm" fo:margin-bottom="0cm" style:contextual-spacing="false" fo:line-height="7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CodeCaption" style:family="paragraph" style:parent-style-name="Standard">
      <style:paragraph-properties fo:margin-left="1.499cm" fo:margin-right="1.499cm" fo:margin-top="0cm" fo:margin-bottom="0cm" style:contextual-spacing="false" fo:text-indent="-0.4cm" style:auto-text-indent="false">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124cm" style:type="center"/>
          <style:tab-stop style:position="14.249cm" style:type="righ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ACategory" style:family="paragraph" style:parent-style-name="Standard">
      <style:paragraph-properties fo:margin-top="0cm" fo:margin-bottom="0cm" style:contextual-spacing="false" fo:padding="0cm" fo:border-left="none" fo:border-right="none" fo:border-top="none" fo:border-bottom="0.99pt solid #000000"/>
      <style:text-properties style:font-name="Helvetica" fo:font-size="8pt" fo:font-weight="bold" style:font-size-asian="8pt" style:font-weight-asian="bold"/>
    </style:style>
    <style:style style:name="Horizontal_20_Line" style:display-name="Horizontal Line" style:family="paragraph" style:parent-style-name="Standard" style:next-style-name="Text_20_body" style:class="html">
      <style:paragraph-properties fo:margin-top="0.14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Kasten" style:family="paragraph" style:parent-style-name="Standard">
      <style:paragraph-properties fo:margin-left="1cm" fo:margin-right="1cm" fo:margin-top="0cm" fo:margin-bottom="0cm" style:contextual-spacing="false" fo:text-indent="0cm" style:auto-text-indent="false" fo:background-color="#f2f2f2" fo:padding="0.049cm" fo:border="0.06pt solid #000000" style:shadow="#808080 0.109cm 0.109cm">
        <style:background-image/>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41cm" fo:margin-bottom="0cm" style:contextual-spacing="false"/>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font-size="8pt" style:font-size-asian="8pt"/>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font-size="8pt" style:font-size-asian="8pt"/>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fo:font-size="8pt" style:font-size-asian="8pt"/>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fo:font-size="8pt" style:font-size-asian="8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Wingdings"/>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font-size="8pt" style:font-size-asian="8pt"/>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Wingdings"/>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Wingdings"/>
    </style:style>
    <style:style style:name="WW8Num35z1" style:family="text">
      <style:text-properties style:font-name="Courier New" style:font-name-complex="Courier New"/>
    </style:style>
    <style:style style:name="WW8Num35z2" style:family="text">
      <style:text-properties style:font-name="Wingdings"/>
    </style:style>
    <style:style style:name="WW8Num37z0" style:family="text">
      <style:text-properties fo:font-size="8pt" style:font-size-asian="8pt"/>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Book Antiqua" fo:font-size="12pt" fo:font-style="normal" fo:font-weight="bold" style:font-size-asian="12pt" style:font-style-asian="normal" style:font-weight-asian="bold"/>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Wingdings"/>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Book Antiqua" fo:font-size="12pt" fo:font-style="normal" fo:font-weight="bold" style:font-size-asian="12pt" style:font-style-asian="normal" style:font-weight-asian="bold"/>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Book Antiqua" fo:font-size="12pt" fo:font-style="normal" fo:font-weight="bold" style:font-size-asian="12pt" style:font-style-asian="normal" style:font-weight-asian="bold"/>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Absatz-Standardschriftart" style:family="text"/>
    <style:style style:name="superscript" style:family="text" style:parent-style-name="Absatz-Standardschriftart"/>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1" style:family="text">
      <style:text-properties style:font-name="Courier New"/>
    </style:style>
    <style:style style:name="WW8Num13z3" style:family="text">
      <style:text-properties style:font-name="Symbol"/>
    </style:style>
    <style:style style:name="WW8Num15z3" style:family="text">
      <style:text-properties style:font-name="Symbol"/>
    </style:style>
    <style:style style:name="WW8Num19z3" style:family="text">
      <style:text-properties style:font-name="Symbol"/>
    </style:style>
    <style:style style:name="WW8Num31z2" style:family="text">
      <style:text-properties style:font-name="Wingdings"/>
    </style:style>
    <style:style style:name="WW8Num32z0" style:family="text">
      <style:text-properties style:font-name="Wingdings"/>
    </style:style>
    <style:style style:name="WW8Num36z0" style:family="text">
      <style:text-properties style:font-name="Wingdings"/>
    </style:style>
    <style:style style:name="WW8Num39z2" style:family="text">
      <style:text-properties style:font-name="Wingdings"/>
    </style:style>
    <style:style style:name="WW8Num42z3" style:family="text">
      <style:text-properties style:font-name="Symbol"/>
    </style:style>
    <style:style style:name="WW8Num43z3" style:family="text">
      <style:text-properties style:font-name="Symbol"/>
    </style:style>
    <style:style style:name="Aufzählungszeichen1" style:family="text">
      <style:text-properties style:font-name="StarBats" fo:font-size="9pt" style:font-size-asian="9pt"/>
    </style:style>
    <style:style style:name="WW-Fußnotenzeichen" style:family="text">
      <style:text-properties style:text-position="super 58%"/>
    </style:style>
    <style:style style:name="Kommentarzeichen" style:family="text" style:parent-style-name="Absatz-Standardschriftart">
      <style:text-properties fo:font-size="8pt" style:font-size-asian="8pt" style:font-size-complex="8pt"/>
    </style:style>
    <style:style style:name="BeforeCode_20_Char" style:display-name="BeforeCode Char" style:family="text" style:parent-style-name="Absatz-Standardschriftart">
      <style:text-properties style:font-name="Century Schoolbook" fo:font-size="5pt" fo:letter-spacing="0.007cm" style:font-size-asian="5pt" style:font-size-complex="11pt"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Wingdings"/>
      </text:list-level-style-bullet>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501cm" text:min-label-width="0.635cm"/>
        <style:text-properties style:font-name="Book Antiqua"/>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501cm" text:min-label-width="0.635cm"/>
        <style:text-properties style:font-name="Book Antiqua"/>
      </text:list-level-style-bullet>
      <text:list-level-style-bullet text:level="2" text:style-name="WW8Num16z1" text:bullet-char="o">
        <style:list-level-properties text:space-before="1.905cm" text:min-label-width="0.635cm"/>
        <style:text-properties fo:font-family="'Courier New'" style:font-family-generic="modern" style:font-pitch="fixed"/>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fo:font-family="'Courier New'" style:font-family-generic="modern" style:font-pitch="fixed"/>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fo:font-family="'Courier New'" style:font-family-generic="modern" style:font-pitch="fixed"/>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0.501cm" text:min-label-width="0.635cm"/>
        <style:text-properties style:font-name="Book Antiqua"/>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3"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fo:font-family="'Courier New'" style:font-family-generic="modern" style:font-pitch="fixed"/>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3"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fo:font-family="'Courier New'" style:font-family-generic="modern" style:font-pitch="fixed"/>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fo:font-family="'Courier New'" style:font-family-generic="modern" style:font-pitch="fixed"/>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fo:font-family="'Courier New'" style:font-family-generic="modern" style:font-pitch="fixed"/>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501cm" text:min-label-width="0.635cm"/>
        <style:text-properties style:font-name="Book Antiqua"/>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501cm" text:min-label-width="0.635cm"/>
        <style:text-properties style:font-name="Book Antiqua"/>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501cm" text:min-label-width="0.635cm"/>
        <style:text-properties style:font-name="Book Antiqua"/>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3"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3"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fo:font-family="'Courier New'" style:font-family-generic="modern" style:font-pitch="fixed"/>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fo:font-family="'Courier New'" style:font-family-generic="modern" style:font-pitch="fixed"/>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min-label-width="0.635cm"/>
        <style:text-properties style:font-name="Symbol"/>
      </text:list-level-style-bullet>
      <text:list-level-style-bullet text:level="2" text:style-name="WW8Num30z1" text:bullet-char="o">
        <style:list-level-properties text:space-before="1.27cm" text:min-label-width="0.635cm"/>
        <style:text-properties fo:font-family="'Courier New'" style:font-family-generic="modern" style:font-pitch="fixed"/>
      </text:list-level-style-bullet>
      <text:list-level-style-bullet text:level="3" text:style-name="WW8Num30z2" text:bullet-char="">
        <style:list-level-properties text:space-before="2.54cm" text:min-label-width="0.635cm"/>
        <style:text-properties style:font-name="Wingdings"/>
      </text:list-level-style-bullet>
      <text:list-level-style-bullet text:level="4" text:style-name="WW8Num30z0" text:bullet-char="">
        <style:list-level-properties text:space-before="3.81cm" text:min-label-width="0.635cm"/>
        <style:text-properties style:font-name="Symbol"/>
      </text:list-level-style-bullet>
      <text:list-level-style-bullet text:level="5" text:style-name="WW8Num30z1" text:bullet-char="o">
        <style:list-level-properties text:space-before="5.08cm" text:min-label-width="0.635cm"/>
        <style:text-properties fo:font-family="'Courier New'" style:font-family-generic="modern" style:font-pitch="fixed"/>
      </text:list-level-style-bullet>
      <text:list-level-style-bullet text:level="6" text:style-name="WW8Num30z2" text:bullet-char="">
        <style:list-level-properties text:space-before="6.35cm" text:min-label-width="0.635cm"/>
        <style:text-properties style:font-name="Wingdings"/>
      </text:list-level-style-bullet>
      <text:list-level-style-bullet text:level="7" text:style-name="WW8Num30z0" text:bullet-char="">
        <style:list-level-properties text:space-before="7.62cm" text:min-label-width="0.635cm"/>
        <style:text-properties style:font-name="Symbol"/>
      </text:list-level-style-bullet>
      <text:list-level-style-bullet text:level="8" text:style-name="WW8Num30z1" text:bullet-char="o">
        <style:list-level-properties text:space-before="8.89cm" text:min-label-width="0.635cm"/>
        <style:text-properties fo:font-family="'Courier New'" style:font-family-generic="modern" style:font-pitch="fixed"/>
      </text:list-level-style-bullet>
      <text:list-level-style-bullet text:level="9" text:style-name="WW8Num30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Wingdings"/>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0" text:bullet-char="">
        <style:list-level-properties text:space-before="3.175cm" text:min-label-width="0.635cm"/>
        <style:text-properties style:font-name="Wingdings"/>
      </text:list-level-style-bullet>
      <text:list-level-style-bullet text:level="4" text:style-name="WW8Num31z3"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fo:font-family="'Courier New'" style:font-family-generic="modern" style:font-pitch="fixed"/>
      </text:list-level-style-bullet>
      <text:list-level-style-bullet text:level="6" text:style-name="WW8Num31z0" text:bullet-char="">
        <style:list-level-properties text:space-before="6.985cm" text:min-label-width="0.635cm"/>
        <style:text-properties style:font-name="Wingdings"/>
      </text:list-level-style-bullet>
      <text:list-level-style-bullet text:level="7" text:style-name="WW8Num31z3"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fo:font-family="'Courier New'" style:font-family-generic="modern" style:font-pitch="fixed"/>
      </text:list-level-style-bullet>
      <text:list-level-style-bullet text:level="9" text:style-name="WW8Num3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0"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fo:font-family="'Courier New'" style:font-family-generic="modern" style:font-pitch="fixed"/>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0"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fo:font-family="'Courier New'" style:font-family-generic="modern" style:font-pitch="fixed"/>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bullet text:level="2" text:style-name="WW8Num34z1" text:bullet-char="o">
        <style:list-level-properties text:space-before="1.27cm" text:min-label-width="0.635cm"/>
        <style:text-properties fo:font-family="'Courier New'" style:font-family-generic="modern" style:font-pitch="fixed"/>
      </text:list-level-style-bullet>
      <text:list-level-style-bullet text:level="3" text:style-name="WW8Num34z2" text:bullet-char="">
        <style:list-level-properties text:space-before="2.54cm" text:min-label-width="0.635cm"/>
        <style:text-properties style:font-name="Wingdings"/>
      </text:list-level-style-bullet>
      <text:list-level-style-bullet text:level="4" text:style-name="WW8Num34z0" text:bullet-char="">
        <style:list-level-properties text:space-before="3.81cm" text:min-label-width="0.635cm"/>
        <style:text-properties style:font-name="Symbol"/>
      </text:list-level-style-bullet>
      <text:list-level-style-bullet text:level="5" text:style-name="WW8Num34z1" text:bullet-char="o">
        <style:list-level-properties text:space-before="5.08cm" text:min-label-width="0.635cm"/>
        <style:text-properties fo:font-family="'Courier New'" style:font-family-generic="modern" style:font-pitch="fixed"/>
      </text:list-level-style-bullet>
      <text:list-level-style-bullet text:level="6" text:style-name="WW8Num34z2" text:bullet-char="">
        <style:list-level-properties text:space-before="6.35cm" text:min-label-width="0.635cm"/>
        <style:text-properties style:font-name="Wingdings"/>
      </text:list-level-style-bullet>
      <text:list-level-style-bullet text:level="7" text:style-name="WW8Num34z0" text:bullet-char="">
        <style:list-level-properties text:space-before="7.62cm" text:min-label-width="0.635cm"/>
        <style:text-properties style:font-name="Symbol"/>
      </text:list-level-style-bullet>
      <text:list-level-style-bullet text:level="8" text:style-name="WW8Num34z1" text:bullet-char="o">
        <style:list-level-properties text:space-before="8.89cm" text:min-label-width="0.635cm"/>
        <style:text-properties fo:font-family="'Courier New'" style:font-family-generic="modern" style:font-pitch="fixed"/>
      </text:list-level-style-bullet>
      <text:list-level-style-bullet text:level="9" text:style-name="WW8Num34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0" text:bullet-char="">
        <style:list-level-properties text:space-before="4.445cm" text:min-label-width="0.635cm"/>
        <style:text-properties style:font-name="Symbol"/>
      </text:list-level-style-bullet>
      <text:list-level-style-bullet text:level="5" text:style-name="WW8Num37z1" text:bullet-char="o">
        <style:list-level-properties text:space-before="5.715cm" text:min-label-width="0.635cm"/>
        <style:text-properties fo:font-family="'Courier New'" style:font-family-generic="modern" style:font-pitch="fixed"/>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0" text:bullet-char="">
        <style:list-level-properties text:space-before="8.255cm" text:min-label-width="0.635cm"/>
        <style:text-properties style:font-name="Symbol"/>
      </text:list-level-style-bullet>
      <text:list-level-style-bullet text:level="8" text:style-name="WW8Num37z1" text:bullet-char="o">
        <style:list-level-properties text:space-before="9.525cm" text:min-label-width="0.635cm"/>
        <style:text-properties fo:font-family="'Courier New'" style:font-family-generic="modern" style:font-pitch="fixed"/>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fo:font-family="'Courier New'" style:font-family-generic="modern" style:font-pitch="fixed"/>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fo:font-family="'Courier New'" style:font-family-generic="modern" style:font-pitch="fixed"/>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fo:font-family="'Courier New'" style:font-family-generic="modern" style:font-pitch="fixed"/>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Wingdings"/>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0" text:bullet-char="">
        <style:list-level-properties text:space-before="3.175cm" text:min-label-width="0.635cm"/>
        <style:text-properties style:font-name="Wingdings"/>
      </text:list-level-style-bullet>
      <text:list-level-style-bullet text:level="4" text:style-name="WW8Num39z3"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fo:font-family="'Courier New'" style:font-family-generic="modern" style:font-pitch="fixed"/>
      </text:list-level-style-bullet>
      <text:list-level-style-bullet text:level="6" text:style-name="WW8Num39z0" text:bullet-char="">
        <style:list-level-properties text:space-before="6.985cm" text:min-label-width="0.635cm"/>
        <style:text-properties style:font-name="Wingdings"/>
      </text:list-level-style-bullet>
      <text:list-level-style-bullet text:level="7" text:style-name="WW8Num39z3"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fo:font-family="'Courier New'" style:font-family-generic="modern" style:font-pitch="fixed"/>
      </text:list-level-style-bullet>
      <text:list-level-style-bullet text:level="9" text:style-name="WW8Num3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space-before="0.501cm" text:min-label-width="0.635cm"/>
        <style:text-properties style:font-name="Book Antiqua"/>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fo:font-family="'Courier New'" style:font-family-generic="modern" style:font-pitch="fixed"/>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fo:font-family="'Courier New'" style:font-family-generic="modern" style:font-pitch="fixed"/>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fo:font-family="'Courier New'" style:font-family-generic="modern" style:font-pitch="fixed"/>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fo:font-family="'Courier New'" style:font-family-generic="modern" style:font-pitch="fixed"/>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fo:font-family="'Courier New'" style:font-family-generic="modern" style:font-pitch="fixed"/>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fo:font-family="'Courier New'" style:font-family-generic="modern" style:font-pitch="fixed"/>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0"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0"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0"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0"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Book Antiqu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text:bullet-char="•">
        <style:list-level-properties text:space-before="0.501cm" text:min-label-width="0.635cm"/>
        <style:text-properties style:font-name="Book Antiqua"/>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3"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3"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fo:font-family="'Courier New'" style:font-family-generic="modern" style:font-pitch="fixed"/>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0"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fo:font-family="'Courier New'" style:font-family-generic="modern" style:font-pitch="fixed"/>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0"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fo:font-family="'Courier New'" style:font-family-generic="modern" style:font-pitch="fixed"/>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agraph-properties fo:text-align="center"/>
    </style:style>
    <style:style style:name="MP3" style:family="paragraph" style:parent-style-name="Footer">
      <style:paragraph-properties fo:text-align="center" style:justify-single-word="false"/>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6cm" fo:margin-left="3.5cm" fo:margin-right="3.25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2" text:anchor-type="paragraph" svg:x="7.608cm" svg:y="-1.679cm" svg:width="7.034cm" svg:height="2.2cm" draw:z-index="12"><draw:image xlink:href="Pictures/100000000000037600000115AD4C296C.jpg" xlink:type="simple" xlink:show="embed" xlink:actuate="onLoad"/></draw:frame></text:p>
        <text:p text:style-name="MP1"><draw:line text:anchor-type="paragraph" draw:z-index="25" draw:style-name="Mgr1" draw:text-style-name="MP2" svg:x1="0.035cm" svg:y1="-0.3cm" svg:x2="9.683cm" svg:y2="-0.3cm"><text:p/></draw:line></text:p>
      </style:header>
      <style:footer>
        <text:p text:style-name="MP3"><draw:line text:anchor-type="paragraph" draw:z-index="38" draw:style-name="Mgr2" draw:text-style-name="MP2" svg:x1="0.004cm" svg:y1="26.077cm" svg:x2="14.154cm" svg:y2="26.077cm"><text:p/></draw:line><draw:line text:anchor-type="paragraph" draw:z-index="51" draw:style-name="Mgr3" draw:text-style-name="MP2" svg:x1="0cm" svg:y1="0.487cm" svg:x2="14.24cm" svg:y2="0.487cm"><text:p/></draw:line></text:p>
        <text:p text:style-name="MP3"><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Artikel</dc:title>
    <meta:creation-date>2008-02-11T14:19:43</meta:creation-date>
    <dc:date>2013-09-19T20:04:38</dc:date>
    <meta:print-date>2013-02-16T23:02:27</meta:print-date>
    <meta:editing-cycles>1794</meta:editing-cycles>
    <meta:editing-duration>P13DT5H9M57S</meta:editing-duration>
    <meta:document-statistic meta:table-count="0" meta:image-count="1" meta:object-count="0" meta:page-count="13" meta:paragraph-count="219" meta:word-count="2220" meta:character-count="14439" meta:non-whitespace-character-count="12120"/>
    <meta:user-defined meta:name="Info 1"/>
    <meta:user-defined meta:name="Info 2"/>
    <meta:user-defined meta:name="Info 3"/>
    <meta:user-defined meta:name="Info 4"/>
  </office:meta>
</office:document-meta>
</file>